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115.26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129.66pt"/>
    </style:style>
    <style:style style:name="co7" style:family="table-column">
      <style:table-column-properties fo:break-before="auto" style:column-width="58.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2.71pt"/>
    </style:style>
    <style:style style:name="co10" style:family="table-column">
      <style:table-column-properties fo:break-before="auto" style:column-width="296.39pt"/>
    </style:style>
    <style:style style:name="co11" style:family="table-column">
      <style:table-column-properties fo:break-before="auto" style:column-width="396.74pt"/>
    </style:style>
    <style:style style:name="co12" style:family="table-column">
      <style:table-column-properties fo:break-before="auto" style:column-width="395.26pt"/>
    </style:style>
    <style:style style:name="co13" style:family="table-column">
      <style:table-column-properties fo:break-before="auto" style:column-width="152.84pt"/>
    </style:style>
    <style:style style:name="co14" style:family="table-column">
      <style:table-column-properties fo:break-before="auto" style:column-width="43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8" table:number-columns-repeated="1005" table:default-cell-style-name="Default"/>
        <table:table-row table:style-name="ro1">
          <table:table-cell table:style-name="ce7" office:value-type="string" calcext:value-type="string">
            <text:p>Orc_genre</text:p>
          </table:table-cell>
          <table:table-cell table:style-name="ce7" office:value-type="string" calcext:value-type="string">
            <text:p>Orc_species</text:p>
          </table:table-cell>
          <table:table-cell table:style-name="ce7" office:value-type="string" calcext:value-type="string">
            <text:p>Fun_order</text:p>
          </table:table-cell>
          <table:table-cell table:style-name="ce7" office:value-type="string" calcext:value-type="string">
            <text:p>Fun_family</text:p>
          </table:table-cell>
          <table:table-cell table:style-name="ce7" office:value-type="string" calcext:value-type="string">
            <text:p>Fun_genus</text:p>
          </table:table-cell>
          <table:table-cell table:style-name="ce7" office:value-type="string" calcext:value-type="string">
            <text:p>Fun_species</text:p>
          </table:table-cell>
          <table:table-cell table:style-name="ce7" office:value-type="string" calcext:value-type="string">
            <text:p>GBAN</text:p>
          </table:table-cell>
          <table:table-cell table:style-name="ce7" office:value-type="string" calcext:value-type="string">
            <text:p>lat</text:p>
          </table:table-cell>
          <table:table-cell table:style-name="ce7" office:value-type="string" calcext:value-type="string">
            <text:p>lon</text:p>
          </table:table-cell>
          <table:table-cell table:style-name="ce7" office:value-type="string" calcext:value-type="string">
            <text:p>geneRegion</text:p>
          </table:table-cell>
          <table:table-cell table:style-name="ce7" office:value-type="string" calcext:value-type="string">
            <text:p>DOI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Author</text:p>
          </table:table-cell>
          <table:table-cell table:style-name="ce7" office:value-type="string" calcext:value-type="string">
            <text:p>Origin</text:p>
          </table:table-cell>
          <table:table-cell table:style-name="ce7" office:value-type="string" calcext:value-type="string">
            <text:p>pubmed</text:p>
          </table:table-cell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05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JN683860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JN683842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JN683843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Leptodontidiaceae</text:p>
          </table:table-cell>
          <table:table-cell office:value-type="string" calcext:value-type="string">
            <text:p>Leptodontidium</text:p>
          </table:table-cell>
          <table:table-cell/>
          <table:table-cell office:value-type="string" calcext:value-type="string">
            <text:p>JN683844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Incertae sedi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 office:value-type="string" calcext:value-type="string">
            <text:p>Fusarium oxysporum</text:p>
          </table:table-cell>
          <table:table-cell office:value-type="string" calcext:value-type="string">
            <text:p>JN683845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JN683846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JN683847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JN683848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Saccharomycetales</text:p>
          </table:table-cell>
          <table:table-cell office:value-type="string" calcext:value-type="string">
            <text:p>Saccharomycetaceae</text:p>
          </table:table-cell>
          <table:table-cell office:value-type="string" calcext:value-type="string">
            <text:p>Candida</text:p>
          </table:table-cell>
          <table:table-cell/>
          <table:table-cell office:value-type="string" calcext:value-type="string">
            <text:p>JN683849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ezizaceae</text:p>
          </table:table-cell>
          <table:table-cell office:value-type="string" calcext:value-type="string">
            <text:p>Terfezia</text:p>
          </table:table-cell>
          <table:table-cell/>
          <table:table-cell office:value-type="string" calcext:value-type="string">
            <text:p>JN683850</text:p>
          </table:table-cell>
          <table:table-cell office:value-type="float" office:value="42.929914" calcext:value-type="float">
            <text:p>42.929914</text:p>
          </table:table-cell>
          <table:table-cell office:value-type="float" office:value="11.875801" calcext:value-type="float">
            <text:p>11.87580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table:number-columns-repeated="4"/>
          <table:table-cell office:value-type="string" calcext:value-type="string">
            <text:p>JN683851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JN683852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JN683853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JN683854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 office:value-type="string" calcext:value-type="string">
            <text:p>Ceratobasidium cornigerum</text:p>
          </table:table-cell>
          <table:table-cell office:value-type="string" calcext:value-type="string">
            <text:p>JN683855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 office:value-type="string" calcext:value-type="string">
            <text:p>Hymenogaster citrinus</text:p>
          </table:table-cell>
          <table:table-cell office:value-type="string" calcext:value-type="string">
            <text:p>JN683856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table:number-columns-repeated="2"/>
          <table:table-cell office:value-type="string" calcext:value-type="string">
            <text:p>JN683857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JN683858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trident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JN683859</text:p>
          </table:table-cell>
          <table:table-cell office:value-type="float" office:value="43.507604" calcext:value-type="float">
            <text:p>43.507604</text:p>
          </table:table-cell>
          <table:table-cell office:value-type="float" office:value="10.357247" calcext:value-type="float">
            <text:p>10.35724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2478/s11535-012-0071-y</text:p>
          </table:table-cell>
          <table:table-cell office:value-type="string" calcext:value-type="string">
            <text:p>Analysis of fungal diversity in Orchis tridentata Scopoli</text:p>
          </table:table-cell>
          <table:table-cell office:value-type="string" calcext:value-type="string">
            <text:p>Pecoraro,L., Girlanda,M., Kull,T., Perini,C. and Perotto,S.</text:p>
          </table:table-cell>
          <table:table-cell office:value-type="string" calcext:value-type="string">
            <text:p>environmentalSamp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 </text:p>
          </table:table-cell>
          <table:table-cell table:number-columns-repeated="2"/>
          <table:table-cell office:value-type="string" calcext:value-type="string">
            <text:p>EU583699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03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office:value-type="string" calcext:value-type="string">
            <text:p>Could automate a BLAST search to zoom in the genus and speci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 </text:p>
          </table:table-cell>
          <table:table-cell table:number-columns-repeated="2"/>
          <table:table-cell office:value-type="string" calcext:value-type="string">
            <text:p>EU583700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04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3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05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7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06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2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07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5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08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1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09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6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0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909163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1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8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2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7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3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8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4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8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5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09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6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0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7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1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8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3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19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2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0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8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1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9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2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7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3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4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4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6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5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20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6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simi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715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7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2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8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3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29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4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30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1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31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6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32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583695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33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xberg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Plectosphaerellaceae</text:p>
          </table:table-cell>
          <table:table-cell office:value-type="string" calcext:value-type="string">
            <text:p>Verticillium</text:p>
          </table:table-cell>
          <table:table-cell/>
          <table:table-cell office:value-type="string" calcext:value-type="string">
            <text:p>EU583721</text:p>
          </table:table-cell>
          <table:table-cell office:value-type="float" office:value="43.91277778" calcext:value-type="float">
            <text:p>43.91277778</text:p>
          </table:table-cell>
          <table:table-cell office:value-type="float" office:value="3.51361111" calcext:value-type="float">
            <text:p>3.513611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10.3732/ajb.0900334</text:p>
          </table:table-cell>
          <table:table-cell office:value-type="string" calcext:value-type="string">
            <text:p>A case study of modified interactions with symbionts in a hybrid mediterranean orchid</text:p>
          </table:table-cell>
          <table:table-cell office:value-type="string" calcext:value-type="string">
            <text:p>Schatz B Geoffroy A Dainat B Bessière JM Buatois B Hossaert-McKey M Selosse MA </text:p>
          </table:table-cell>
          <table:table-cell office:value-type="string" calcext:value-type="string">
            <text:p>environmentalSample</text:p>
          </table:table-cell>
          <table:table-cell table:style-name="ce8" office:value-type="float" office:value="21616880" calcext:value-type="float">
            <text:p>2161688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8</text:p>
          </table:table-cell>
          <table:table-cell office:value-type="float" office:value="47.165918" calcext:value-type="float">
            <text:p>47.165918</text:p>
          </table:table-cell>
          <table:table-cell office:value-type="float" office:value="0.23673" calcext:value-type="float">
            <text:p>0.2367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9</text:p>
          </table:table-cell>
          <table:table-cell office:value-type="float" office:value="48.910867" calcext:value-type="float">
            <text:p>48.910867</text:p>
          </table:table-cell>
          <table:table-cell office:value-type="float" office:value="2.924153" calcext:value-type="float">
            <text:p>2.92415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7</text:p>
          </table:table-cell>
          <table:table-cell office:value-type="float" office:value="48.434033" calcext:value-type="float">
            <text:p>48.434033</text:p>
          </table:table-cell>
          <table:table-cell office:value-type="float" office:value="2.273866" calcext:value-type="float">
            <text:p>2.273866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6</text:p>
          </table:table-cell>
          <table:table-cell office:value-type="float" office:value="48.434033" calcext:value-type="float">
            <text:p>48.434033</text:p>
          </table:table-cell>
          <table:table-cell office:value-type="float" office:value="2.273866" calcext:value-type="float">
            <text:p>2.273866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6</text:p>
          </table:table-cell>
          <table:table-cell office:value-type="float" office:value="48.434033" calcext:value-type="float">
            <text:p>48.434033</text:p>
          </table:table-cell>
          <table:table-cell office:value-type="float" office:value="2.273866" calcext:value-type="float">
            <text:p>2.273866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69</text:p>
          </table:table-cell>
          <table:table-cell office:value-type="float" office:value="43.766933" calcext:value-type="float">
            <text:p>43.766933</text:p>
          </table:table-cell>
          <table:table-cell office:value-type="float" office:value="3.546611" calcext:value-type="float">
            <text:p>3.5466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0</text:p>
          </table:table-cell>
          <table:table-cell office:value-type="float" office:value="43.766933" calcext:value-type="float">
            <text:p>43.766933</text:p>
          </table:table-cell>
          <table:table-cell office:value-type="float" office:value="3.546611" calcext:value-type="float">
            <text:p>3.5466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1</text:p>
          </table:table-cell>
          <table:table-cell office:value-type="float" office:value="43.766933" calcext:value-type="float">
            <text:p>43.766933</text:p>
          </table:table-cell>
          <table:table-cell office:value-type="float" office:value="3.546611" calcext:value-type="float">
            <text:p>3.5466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3</text:p>
          </table:table-cell>
          <table:table-cell office:value-type="float" office:value="43.766933" calcext:value-type="float">
            <text:p>43.766933</text:p>
          </table:table-cell>
          <table:table-cell office:value-type="float" office:value="3.546611" calcext:value-type="float">
            <text:p>3.54661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3 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4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67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4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68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5</text:p>
          </table:table-cell>
          <table:table-cell office:value-type="float" office:value="43.608509" calcext:value-type="float">
            <text:p>43.608509</text:p>
          </table:table-cell>
          <table:table-cell office:value-type="float" office:value="3.871755" calcext:value-type="float">
            <text:p>3.87175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5</text:p>
          </table:table-cell>
          <table:table-cell office:value-type="float" office:value="43.651254" calcext:value-type="float">
            <text:p>43.651254</text:p>
          </table:table-cell>
          <table:table-cell office:value-type="float" office:value="5.649002" calcext:value-type="float">
            <text:p>5.649002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5</text:p>
          </table:table-cell>
          <table:table-cell office:value-type="float" office:value="44.474503" calcext:value-type="float">
            <text:p>44.474503</text:p>
          </table:table-cell>
          <table:table-cell office:value-type="float" office:value="4.940662" calcext:value-type="float">
            <text:p>4.940662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3</text:p>
          </table:table-cell>
          <table:table-cell office:value-type="float" office:value="43.51425" calcext:value-type="float">
            <text:p>43.51425</text:p>
          </table:table-cell>
          <table:table-cell office:value-type="float" office:value="6.818035" calcext:value-type="float">
            <text:p>6.81803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2</text:p>
          </table:table-cell>
          <table:table-cell office:value-type="float" office:value="43.51425" calcext:value-type="float">
            <text:p>43.51425</text:p>
          </table:table-cell>
          <table:table-cell office:value-type="float" office:value="6.818035" calcext:value-type="float">
            <text:p>6.81803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74</text:p>
          </table:table-cell>
          <table:table-cell office:value-type="float" office:value="43.51425" calcext:value-type="float">
            <text:p>43.51425</text:p>
          </table:table-cell>
          <table:table-cell office:value-type="float" office:value="6.818035" calcext:value-type="float">
            <text:p>6.818035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1</text:p>
          </table:table-cell>
          <table:table-cell office:value-type="float" office:value="42.118106" calcext:value-type="float">
            <text:p>42.118106</text:p>
          </table:table-cell>
          <table:table-cell office:value-type="float" office:value="9.05762" calcext:value-type="float">
            <text:p>9.05762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2</text:p>
          </table:table-cell>
          <table:table-cell office:value-type="float" office:value="42.118106" calcext:value-type="float">
            <text:p>42.118106</text:p>
          </table:table-cell>
          <table:table-cell office:value-type="float" office:value="9.05762" calcext:value-type="float">
            <text:p>9.05762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0</text:p>
          </table:table-cell>
          <table:table-cell office:value-type="float" office:value="42.118106" calcext:value-type="float">
            <text:p>42.118106</text:p>
          </table:table-cell>
          <table:table-cell office:value-type="float" office:value="9.05762" calcext:value-type="float">
            <text:p>9.05762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9</text:p>
          </table:table-cell>
          <table:table-cell office:value-type="float" office:value="45.068113" calcext:value-type="float">
            <text:p>45.068113</text:p>
          </table:table-cell>
          <table:table-cell office:value-type="float" office:value="7.687244" calcext:value-type="float">
            <text:p>7.68724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23</text:p>
          </table:table-cell>
          <table:table-cell office:value-type="float" office:value="45.068113" calcext:value-type="float">
            <text:p>45.068113</text:p>
          </table:table-cell>
          <table:table-cell office:value-type="float" office:value="7.687244" calcext:value-type="float">
            <text:p>7.68724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0</text:p>
          </table:table-cell>
          <table:table-cell office:value-type="float" office:value="45.068113" calcext:value-type="float">
            <text:p>45.068113</text:p>
          </table:table-cell>
          <table:table-cell office:value-type="float" office:value="7.687244" calcext:value-type="float">
            <text:p>7.68724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1</text:p>
          </table:table-cell>
          <table:table-cell office:value-type="float" office:value="45.068113" calcext:value-type="float">
            <text:p>45.068113</text:p>
          </table:table-cell>
          <table:table-cell office:value-type="float" office:value="7.687244" calcext:value-type="float">
            <text:p>7.68724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0</text:p>
          </table:table-cell>
          <table:table-cell office:value-type="float" office:value="45.068113" calcext:value-type="float">
            <text:p>45.068113</text:p>
          </table:table-cell>
          <table:table-cell office:value-type="float" office:value="7.687244" calcext:value-type="float">
            <text:p>7.68724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2</text:p>
          </table:table-cell>
          <table:table-cell office:value-type="float" office:value="39.243732" calcext:value-type="float">
            <text:p>39.243732</text:p>
          </table:table-cell>
          <table:table-cell office:value-type="float" office:value="9.120478" calcext:value-type="float">
            <text:p>9.12047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4</text:p>
          </table:table-cell>
          <table:table-cell office:value-type="float" office:value="39.243732" calcext:value-type="float">
            <text:p>39.243732</text:p>
          </table:table-cell>
          <table:table-cell office:value-type="float" office:value="9.120478" calcext:value-type="float">
            <text:p>9.12047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6</text:p>
          </table:table-cell>
          <table:table-cell office:value-type="float" office:value="43.542017" calcext:value-type="float">
            <text:p>43.542017</text:p>
          </table:table-cell>
          <table:table-cell office:value-type="float" office:value="10.317728" calcext:value-type="float">
            <text:p>10.31772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7</text:p>
          </table:table-cell>
          <table:table-cell office:value-type="float" office:value="42.770775" calcext:value-type="float">
            <text:p>42.770775</text:p>
          </table:table-cell>
          <table:table-cell office:value-type="float" office:value="11.11358" calcext:value-type="float">
            <text:p>11.1135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8</text:p>
          </table:table-cell>
          <table:table-cell office:value-type="float" office:value="42.770775" calcext:value-type="float">
            <text:p>42.770775</text:p>
          </table:table-cell>
          <table:table-cell office:value-type="float" office:value="11.11358" calcext:value-type="float">
            <text:p>11.1135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5</text:p>
          </table:table-cell>
          <table:table-cell office:value-type="float" office:value="43.327726" calcext:value-type="float">
            <text:p>43.327726</text:p>
          </table:table-cell>
          <table:table-cell office:value-type="float" office:value="11.324213" calcext:value-type="float">
            <text:p>11.32421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6</text:p>
          </table:table-cell>
          <table:table-cell office:value-type="float" office:value="43.327726" calcext:value-type="float">
            <text:p>43.327726</text:p>
          </table:table-cell>
          <table:table-cell office:value-type="float" office:value="11.324213" calcext:value-type="float">
            <text:p>11.32421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7</text:p>
          </table:table-cell>
          <table:table-cell office:value-type="float" office:value="43.327726" calcext:value-type="float">
            <text:p>43.327726</text:p>
          </table:table-cell>
          <table:table-cell office:value-type="float" office:value="11.324213" calcext:value-type="float">
            <text:p>11.32421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8</text:p>
          </table:table-cell>
          <table:table-cell office:value-type="float" office:value="43.327726" calcext:value-type="float">
            <text:p>43.327726</text:p>
          </table:table-cell>
          <table:table-cell office:value-type="float" office:value="11.324213" calcext:value-type="float">
            <text:p>11.32421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9</text:p>
          </table:table-cell>
          <table:table-cell office:value-type="float" office:value="43.327726" calcext:value-type="float">
            <text:p>43.327726</text:p>
          </table:table-cell>
          <table:table-cell office:value-type="float" office:value="11.324213" calcext:value-type="float">
            <text:p>11.324213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4</text:p>
          </table:table-cell>
          <table:table-cell office:value-type="float" office:value="41.125312" calcext:value-type="float">
            <text:p>41.125312</text:p>
          </table:table-cell>
          <table:table-cell office:value-type="float" office:value="14.065684" calcext:value-type="float">
            <text:p>14.06568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2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5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21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7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22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9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20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2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3</text:p>
          </table:table-cell>
          <table:table-cell office:value-type="float" office:value="40.851445" calcext:value-type="float">
            <text:p>40.851445</text:p>
          </table:table-cell>
          <table:table-cell office:value-type="float" office:value="14.273894" calcext:value-type="float">
            <text:p>14.273894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7</text:p>
          </table:table-cell>
          <table:table-cell office:value-type="float" office:value="40.681232" calcext:value-type="float">
            <text:p>40.681232</text:p>
          </table:table-cell>
          <table:table-cell office:value-type="float" office:value="14.765187" calcext:value-type="float">
            <text:p>14.76518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8</text:p>
          </table:table-cell>
          <table:table-cell office:value-type="float" office:value="40.681232" calcext:value-type="float">
            <text:p>40.681232</text:p>
          </table:table-cell>
          <table:table-cell office:value-type="float" office:value="14.765187" calcext:value-type="float">
            <text:p>14.76518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6</text:p>
          </table:table-cell>
          <table:table-cell office:value-type="float" office:value="40.681232" calcext:value-type="float">
            <text:p>40.681232</text:p>
          </table:table-cell>
          <table:table-cell office:value-type="float" office:value="14.765187" calcext:value-type="float">
            <text:p>14.76518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89</text:p>
          </table:table-cell>
          <table:table-cell office:value-type="float" office:value="40.681232" calcext:value-type="float">
            <text:p>40.681232</text:p>
          </table:table-cell>
          <table:table-cell office:value-type="float" office:value="14.765187" calcext:value-type="float">
            <text:p>14.76518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891</text:p>
          </table:table-cell>
          <table:table-cell office:value-type="float" office:value="40.681232" calcext:value-type="float">
            <text:p>40.681232</text:p>
          </table:table-cell>
          <table:table-cell office:value-type="float" office:value="14.765187" calcext:value-type="float">
            <text:p>14.765187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11</text:p>
          </table:table-cell>
          <table:table-cell office:value-type="float" office:value="41.461972" calcext:value-type="float">
            <text:p>41.461972</text:p>
          </table:table-cell>
          <table:table-cell office:value-type="float" office:value="15.547688" calcext:value-type="float">
            <text:p>15.54768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odorum</text:p>
          </table:table-cell>
          <table:table-cell office:value-type="string" calcext:value-type="string">
            <text:p>Limodorum abortivum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office:value-type="string" calcext:value-type="string">
            <text:p>Russula</text:p>
          </table:table-cell>
          <table:table-cell/>
          <table:table-cell office:value-type="string" calcext:value-type="string">
            <text:p>DQ061903</text:p>
          </table:table-cell>
          <table:table-cell office:value-type="float" office:value="39.306455" calcext:value-type="float">
            <text:p>39.306455</text:p>
          </table:table-cell>
          <table:table-cell office:value-type="float" office:value="16.255141" calcext:value-type="float">
            <text:p>16.255141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: 10.1111/j.1365-294X.2005.02770.x</text:p>
          </table:table-cell>
          <table:table-cell office:value-type="string" calcext:value-type="string">
            <text:p>Inefficient photosynthesis in the Mediterranean orchid Limodorum abortivum is mirrored by specific association to ectomycorrhizal Russulaceae</text:p>
          </table:table-cell>
          <table:table-cell office:value-type="string" calcext:value-type="string">
            <text:p>Girlanda M Selosse MA Cafasso D Brilli F Delfine S Fabbian R Ghignone S Pinelli P Segreto R Loreto F Cozzolino S Perotto S</text:p>
          </table:table-cell>
          <table:table-cell office:value-type="string" calcext:value-type="string">
            <text:p>environmentalSample</text:p>
          </table:table-cell>
          <table:table-cell office:value-type="float" office:value="16448415" calcext:value-type="float">
            <text:p>164484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 office:value-type="string" calcext:value-type="string">
            <text:p>Fusarium oxysporum</text:p>
          </table:table-cell>
          <table:table-cell office:value-type="string" calcext:value-type="string">
            <text:p>EU839400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EU750682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AM697902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AB369931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AB369932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Gibberella</text:p>
          </table:table-cell>
          <table:table-cell office:value-type="string" calcext:value-type="string">
            <text:p>Gibberella moniliformis</text:p>
          </table:table-cell>
          <table:table-cell office:value-type="string" calcext:value-type="string">
            <text:p>EU717682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 office:value-type="string" calcext:value-type="string">
            <text:p>Fusarium oxysporum</text:p>
          </table:table-cell>
          <table:table-cell office:value-type="string" calcext:value-type="string">
            <text:p>X78259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DQ446211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 office:value-type="string" calcext:value-type="string">
            <text:p>Fusarium redolens</text:p>
          </table:table-cell>
          <table:table-cell office:value-type="string" calcext:value-type="string">
            <text:p>X94169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office:value-type="string" calcext:value-type="string">
            <text:p>Epulorhiza</text:p>
          </table:table-cell>
          <table:table-cell/>
          <table:table-cell office:value-type="string" calcext:value-type="string">
            <text:p>AB369932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DQ925600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Pleosporales</text:p>
          </table:table-cell>
          <table:table-cell office:value-type="string" calcext:value-type="string">
            <text:p>Pleosporaceae</text:p>
          </table:table-cell>
          <table:table-cell office:value-type="string" calcext:value-type="string">
            <text:p>Alternaria</text:p>
          </table:table-cell>
          <table:table-cell/>
          <table:table-cell office:value-type="string" calcext:value-type="string">
            <text:p>DQ491090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Pleosporales</text:p>
          </table:table-cell>
          <table:table-cell office:value-type="string" calcext:value-type="string">
            <text:p>Pleosporaceae</text:p>
          </table:table-cell>
          <table:table-cell office:value-type="string" calcext:value-type="string">
            <text:p>Alternaria</text:p>
          </table:table-cell>
          <table:table-cell office:value-type="string" calcext:value-type="string">
            <text:p>Alternaria arborescens</text:p>
          </table:table-cell>
          <table:table-cell office:value-type="string" calcext:value-type="string">
            <text:p>AY154706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phrys</text:p>
          </table:table-cell>
          <table:table-cell office:value-type="string" calcext:value-type="string">
            <text:p>Ophrys bertolonii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Rhizoctonia</text:p>
          </table:table-cell>
          <table:table-cell/>
          <table:table-cell office:value-type="string" calcext:value-type="string">
            <text:p>AJ318440</text:p>
          </table:table-cell>
          <table:table-cell office:value-type="float" office:value="42.941653" calcext:value-type="float">
            <text:p>42.941653</text:p>
          </table:table-cell>
          <table:table-cell office:value-type="float" office:value="11.866438" calcext:value-type="float">
            <text:p>11.866438</text:p>
          </table:table-cell>
          <table:table-cell office:value-type="string" calcext:value-type="string">
            <text:p>ITS1F,ITS4</text:p>
          </table:table-cell>
          <table:table-cell office:value-type="string" calcext:value-type="string">
            <text:p>DOI 10.1007/s13213-015-1038-9</text:p>
          </table:table-cell>
          <table:table-cell office:value-type="string" calcext:value-type="string">
            <text:p>Molecular analysis of fungi associated with the Mediterranean orchid Ophrys bertolonii Mor</text:p>
          </table:table-cell>
          <table:table-cell office:value-type="string" calcext:value-type="string">
            <text:p>Lorenzo Pecoraro, Mariangela Girlanda, Zhong-Jian Liu, Laiqiang Huang, Silvia Perotto</text:p>
          </table:table-cell>
          <table:table-cell office:value-type="string" calcext:value-type="string">
            <text:p>environmentalSample</text:p>
          </table:table-cell>
          <table:table-cell table:number-columns-repeated="2"/>
          <table:table-cell office:value-type="string" calcext:value-type="string">
            <text:p>Access codes are from the best results of the BLAST search, not from the samples themselv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AY833028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AY833029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AY833030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AY833031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AY833032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Pezizales</text:p>
          </table:table-cell>
          <table:table-cell table:number-columns-repeated="3"/>
          <table:table-cell office:value-type="string" calcext:value-type="string">
            <text:p>AY833033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table:number-columns-repeated="4"/>
          <table:table-cell office:value-type="string" calcext:value-type="string">
            <text:p>AY833034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, peziz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table:number-columns-repeated="4"/>
          <table:table-cell office:value-type="string" calcext:value-type="string">
            <text:p>AY833035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, peziz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table:number-columns-repeated="4"/>
          <table:table-cell office:value-type="string" calcext:value-type="string">
            <text:p>AY833036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, peziz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Geopyxis</text:p>
          </table:table-cell>
          <table:table-cell/>
          <table:table-cell office:value-type="string" calcext:value-type="string">
            <text:p>AY833037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Phialophora</text:p>
          </table:table-cell>
          <table:table-cell/>
          <table:table-cell office:value-type="string" calcext:value-type="string">
            <text:p>AY833038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Leptodontidiaceae</text:p>
          </table:table-cell>
          <table:table-cell office:value-type="string" calcext:value-type="string">
            <text:p>Leptodontidium</text:p>
          </table:table-cell>
          <table:table-cell/>
          <table:table-cell office:value-type="string" calcext:value-type="string">
            <text:p>AY833039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excavatum</text:p>
          </table:table-cell>
          <table:table-cell office:value-type="string" calcext:value-type="string">
            <text:p>AY833040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uncinatum</text:p>
          </table:table-cell>
          <table:table-cell office:value-type="string" calcext:value-type="string">
            <text:p>AY833041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AY833042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Sordariales</text:p>
          </table:table-cell>
          <table:table-cell table:number-columns-repeated="3"/>
          <table:table-cell office:value-type="string" calcext:value-type="string">
            <text:p>AY833043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table:number-columns-repeated="2"/>
          <table:table-cell office:value-type="string" calcext:value-type="string">
            <text:p>AY833044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table:number-columns-repeated="2"/>
          <table:table-cell office:value-type="string" calcext:value-type="string">
            <text:p>AY833045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Plectosphaerellaceae</text:p>
          </table:table-cell>
          <table:table-cell office:value-type="string" calcext:value-type="string">
            <text:p>Verticillium</text:p>
          </table:table-cell>
          <table:table-cell/>
          <table:table-cell office:value-type="string" calcext:value-type="string">
            <text:p>AY833046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AY833047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AF440655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Cortinariaceae</text:p>
          </table:table-cell>
          <table:table-cell table:number-columns-repeated="2"/>
          <table:table-cell office:value-type="string" calcext:value-type="string">
            <text:p>AY833048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/>
          <table:table-cell office:value-type="string" calcext:value-type="string">
            <text:p>AY833049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/>
          <table:table-cell office:value-type="string" calcext:value-type="string">
            <text:p>AY833050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1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2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3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4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5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6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AY833057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4tul,ITS3S</text:p>
          </table:table-cell>
          <table:table-cell office:value-type="string" calcext:value-type="string">
            <text:p>doi: 10.1111/j.1469-8137.2005.01364.x</text:p>
          </table:table-cell>
          <table:table-cell office:value-type="string" calcext:value-type="string">
            <text:p>Mixotrophy in orchids: insights from a comparative study of green individuals and nonphotosynthetic individuals of Cephalanthera damasonium.</text:p>
          </table:table-cell>
          <table:table-cell office:value-type="string" calcext:value-type="string">
            <text:p>Julou T Burghardt B Gebauer G Berveiller D Damesin C Selosse MA </text:p>
          </table:table-cell>
          <table:table-cell/>
          <table:table-cell office:value-type="float" office:value="15819926" calcext:value-type="float">
            <text:p>15819926</text:p>
          </table:table-cell>
          <table:table-cell/>
          <table:table-cell office:value-type="string" calcext:value-type="string">
            <text:p>Albino orchid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4</text:p>
          </table:table-cell>
          <table:table-cell office:value-type="float" office:value="50.073056" calcext:value-type="float">
            <text:p>50.073056</text:p>
          </table:table-cell>
          <table:table-cell office:value-type="float" office:value="12.548333" calcext:value-type="float">
            <text:p>12.548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8</text:p>
          </table:table-cell>
          <table:table-cell office:value-type="float" office:value="50.073056" calcext:value-type="float">
            <text:p>50.073056</text:p>
          </table:table-cell>
          <table:table-cell office:value-type="float" office:value="12.548333" calcext:value-type="float">
            <text:p>12.548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J188554</text:p>
          </table:table-cell>
          <table:table-cell office:value-type="float" office:value="50.073056" calcext:value-type="float">
            <text:p>50.073056</text:p>
          </table:table-cell>
          <table:table-cell office:value-type="float" office:value="12.548333" calcext:value-type="float">
            <text:p>12.548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table:number-columns-repeated="2"/>
          <table:table-cell office:value-type="string" calcext:value-type="string">
            <text:p>KJ188553</text:p>
          </table:table-cell>
          <table:table-cell office:value-type="float" office:value="50.073056" calcext:value-type="float">
            <text:p>50.073056</text:p>
          </table:table-cell>
          <table:table-cell office:value-type="float" office:value="12.548333" calcext:value-type="float">
            <text:p>12.548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8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7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6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9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413254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Pezizomycotin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0</text:p>
          </table:table-cell>
          <table:table-cell office:value-type="float" office:value="49.061111" calcext:value-type="float">
            <text:p>49.061111</text:p>
          </table:table-cell>
          <table:table-cell office:value-type="float" office:value="13.878056" calcext:value-type="float">
            <text:p>13.8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4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KJ188617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0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table:number-columns-repeated="3"/>
          <table:table-cell office:value-type="string" calcext:value-type="string">
            <text:p>KJ188618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1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619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Leoti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4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Malasseziales</text:p>
          </table:table-cell>
          <table:table-cell office:value-type="string" calcext:value-type="string">
            <text:p>Malasseziaceae</text:p>
          </table:table-cell>
          <table:table-cell office:value-type="string" calcext:value-type="string">
            <text:p>Malassezia</text:p>
          </table:table-cell>
          <table:table-cell/>
          <table:table-cell office:value-type="string" calcext:value-type="string">
            <text:p>KJ188620</text:p>
          </table:table-cell>
          <table:table-cell office:value-type="float" office:value="49.133611" calcext:value-type="float">
            <text:p>49.133611</text:p>
          </table:table-cell>
          <table:table-cell office:value-type="float" office:value="13.503056" calcext:value-type="float">
            <text:p>13.50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2</text:p>
          </table:table-cell>
          <table:table-cell office:value-type="float" office:value="49.058056" calcext:value-type="float">
            <text:p>49.058056</text:p>
          </table:table-cell>
          <table:table-cell office:value-type="float" office:value="13.830833" calcext:value-type="float">
            <text:p>13.830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3</text:p>
          </table:table-cell>
          <table:table-cell office:value-type="float" office:value="49.058056" calcext:value-type="float">
            <text:p>49.058056</text:p>
          </table:table-cell>
          <table:table-cell office:value-type="float" office:value="13.830833" calcext:value-type="float">
            <text:p>13.830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J188621</text:p>
          </table:table-cell>
          <table:table-cell office:value-type="float" office:value="49.058056" calcext:value-type="float">
            <text:p>49.058056</text:p>
          </table:table-cell>
          <table:table-cell office:value-type="float" office:value="13.830833" calcext:value-type="float">
            <text:p>13.830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622</text:p>
          </table:table-cell>
          <table:table-cell office:value-type="float" office:value="49.058056" calcext:value-type="float">
            <text:p>49.058056</text:p>
          </table:table-cell>
          <table:table-cell office:value-type="float" office:value="13.830833" calcext:value-type="float">
            <text:p>13.830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garic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4</text:p>
          </table:table-cell>
          <table:table-cell office:value-type="float" office:value="49.058056" calcext:value-type="float">
            <text:p>49.058056</text:p>
          </table:table-cell>
          <table:table-cell office:value-type="float" office:value="13.830833" calcext:value-type="float">
            <text:p>13.830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3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0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1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J188609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garic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4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5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6</text:p>
          </table:table-cell>
          <table:table-cell office:value-type="float" office:value="49.128889" calcext:value-type="float">
            <text:p>49.128889</text:p>
          </table:table-cell>
          <table:table-cell office:value-type="float" office:value="13.658889" calcext:value-type="float">
            <text:p>13.6588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0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1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J188557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9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J188559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ypocreales</text:p>
          </table:table-cell>
          <table:table-cell table:number-columns-repeated="3"/>
          <table:table-cell office:value-type="string" calcext:value-type="string">
            <text:p>KJ188558</text:p>
          </table:table-cell>
          <table:table-cell office:value-type="float" office:value="50.463889" calcext:value-type="float">
            <text:p>50.463889</text:p>
          </table:table-cell>
          <table:table-cell office:value-type="float" office:value="14.610556" calcext:value-type="float">
            <text:p>14.61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8</text:p>
          </table:table-cell>
          <table:table-cell office:value-type="float" office:value="48.889167" calcext:value-type="float">
            <text:p>48.889167</text:p>
          </table:table-cell>
          <table:table-cell office:value-type="float" office:value="17.531944" calcext:value-type="float">
            <text:p>17.53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8</text:p>
          </table:table-cell>
          <table:table-cell office:value-type="float" office:value="48.889167" calcext:value-type="float">
            <text:p>48.889167</text:p>
          </table:table-cell>
          <table:table-cell office:value-type="float" office:value="17.531944" calcext:value-type="float">
            <text:p>17.53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61</text:p>
          </table:table-cell>
          <table:table-cell office:value-type="float" office:value="48.889167" calcext:value-type="float">
            <text:p>48.889167</text:p>
          </table:table-cell>
          <table:table-cell office:value-type="float" office:value="17.531944" calcext:value-type="float">
            <text:p>17.53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9</text:p>
          </table:table-cell>
          <table:table-cell office:value-type="float" office:value="48.991944" calcext:value-type="float">
            <text:p>48.991944</text:p>
          </table:table-cell>
          <table:table-cell office:value-type="float" office:value="17.906667" calcext:value-type="float">
            <text:p>17.906667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4</text:p>
          </table:table-cell>
          <table:table-cell office:value-type="float" office:value="48.991944" calcext:value-type="float">
            <text:p>48.991944</text:p>
          </table:table-cell>
          <table:table-cell office:value-type="float" office:value="17.906667" calcext:value-type="float">
            <text:p>17.906667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56</text:p>
          </table:table-cell>
          <table:table-cell office:value-type="float" office:value="48.991944" calcext:value-type="float">
            <text:p>48.991944</text:p>
          </table:table-cell>
          <table:table-cell office:value-type="float" office:value="17.906667" calcext:value-type="float">
            <text:p>17.906667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garic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Leptodontidiaceae</text:p>
          </table:table-cell>
          <table:table-cell office:value-type="string" calcext:value-type="string">
            <text:p>Leptodontidium</text:p>
          </table:table-cell>
          <table:table-cell/>
          <table:table-cell office:value-type="string" calcext:value-type="string">
            <text:p>KJ188555</text:p>
          </table:table-cell>
          <table:table-cell office:value-type="float" office:value="48.991944" calcext:value-type="float">
            <text:p>48.991944</text:p>
          </table:table-cell>
          <table:table-cell office:value-type="float" office:value="17.906667" calcext:value-type="float">
            <text:p>17.906667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Incertae sedi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9</text:p>
          </table:table-cell>
          <table:table-cell office:value-type="float" office:value="48.991944" calcext:value-type="float">
            <text:p>48.991944</text:p>
          </table:table-cell>
          <table:table-cell office:value-type="float" office:value="17.906667" calcext:value-type="float">
            <text:p>17.906667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5</text:p>
          </table:table-cell>
          <table:table-cell office:value-type="float" office:value="48.829167" calcext:value-type="float">
            <text:p>48.829167</text:p>
          </table:table-cell>
          <table:table-cell office:value-type="float" office:value="17.539444" calcext:value-type="float">
            <text:p>17.539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9</text:p>
          </table:table-cell>
          <table:table-cell office:value-type="float" office:value="48.829167" calcext:value-type="float">
            <text:p>48.829167</text:p>
          </table:table-cell>
          <table:table-cell office:value-type="float" office:value="17.539444" calcext:value-type="float">
            <text:p>17.539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J188567</text:p>
          </table:table-cell>
          <table:table-cell office:value-type="float" office:value="48.829167" calcext:value-type="float">
            <text:p>48.829167</text:p>
          </table:table-cell>
          <table:table-cell office:value-type="float" office:value="17.539444" calcext:value-type="float">
            <text:p>17.539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6</text:p>
          </table:table-cell>
          <table:table-cell office:value-type="float" office:value="48.829167" calcext:value-type="float">
            <text:p>48.829167</text:p>
          </table:table-cell>
          <table:table-cell office:value-type="float" office:value="17.539444" calcext:value-type="float">
            <text:p>17.539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Xylariales</text:p>
          </table:table-cell>
          <table:table-cell table:number-columns-repeated="3"/>
          <table:table-cell office:value-type="string" calcext:value-type="string">
            <text:p>KJ188568</text:p>
          </table:table-cell>
          <table:table-cell office:value-type="float" office:value="48.829167" calcext:value-type="float">
            <text:p>48.829167</text:p>
          </table:table-cell>
          <table:table-cell office:value-type="float" office:value="17.539444" calcext:value-type="float">
            <text:p>17.539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5</text:p>
          </table:table-cell>
          <table:table-cell office:value-type="float" office:value="48.821667" calcext:value-type="float">
            <text:p>48.821667</text:p>
          </table:table-cell>
          <table:table-cell office:value-type="float" office:value="17.550556" calcext:value-type="float">
            <text:p>17.55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7</text:p>
          </table:table-cell>
          <table:table-cell office:value-type="float" office:value="48.821667" calcext:value-type="float">
            <text:p>48.821667</text:p>
          </table:table-cell>
          <table:table-cell office:value-type="float" office:value="17.550556" calcext:value-type="float">
            <text:p>17.55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7</text:p>
          </table:table-cell>
          <table:table-cell office:value-type="float" office:value="48.821667" calcext:value-type="float">
            <text:p>48.821667</text:p>
          </table:table-cell>
          <table:table-cell office:value-type="float" office:value="17.550556" calcext:value-type="float">
            <text:p>17.55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87</text:p>
          </table:table-cell>
          <table:table-cell office:value-type="float" office:value="48.821667" calcext:value-type="float">
            <text:p>48.821667</text:p>
          </table:table-cell>
          <table:table-cell office:value-type="float" office:value="17.550556" calcext:value-type="float">
            <text:p>17.5505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Pezizomycotin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7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5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office:value-type="string" calcext:value-type="string">
            <text:p>Amphinema</text:p>
          </table:table-cell>
          <table:table-cell/>
          <table:table-cell office:value-type="string" calcext:value-type="string">
            <text:p>KJ188571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KJ188570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69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Saccharomycetal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table:number-columns-repeated="2"/>
          <table:table-cell office:value-type="string" calcext:value-type="string">
            <text:p>KJ188572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table:number-columns-repeated="3"/>
          <table:table-cell office:value-type="string" calcext:value-type="string">
            <text:p>KJ188573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pnodiales</text:p>
          </table:table-cell>
          <table:table-cell office:value-type="string" calcext:value-type="string">
            <text:p>Davidiellaceae</text:p>
          </table:table-cell>
          <table:table-cell table:number-columns-repeated="2"/>
          <table:table-cell office:value-type="string" calcext:value-type="string">
            <text:p>KJ188574</text:p>
          </table:table-cell>
          <table:table-cell office:value-type="float" office:value="48.893333" calcext:value-type="float">
            <text:p>48.893333</text:p>
          </table:table-cell>
          <table:table-cell office:value-type="float" office:value="18.229722" calcext:value-type="float">
            <text:p>18.22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2</text:p>
          </table:table-cell>
          <table:table-cell office:value-type="float" office:value="57.827778" calcext:value-type="float">
            <text:p>57.827778</text:p>
          </table:table-cell>
          <table:table-cell office:value-type="float" office:value="18.841111" calcext:value-type="float">
            <text:p>18.84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3</text:p>
          </table:table-cell>
          <table:table-cell office:value-type="float" office:value="57.827778" calcext:value-type="float">
            <text:p>57.827778</text:p>
          </table:table-cell>
          <table:table-cell office:value-type="float" office:value="18.841111" calcext:value-type="float">
            <text:p>18.84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600</text:p>
          </table:table-cell>
          <table:table-cell office:value-type="float" office:value="57.827778" calcext:value-type="float">
            <text:p>57.827778</text:p>
          </table:table-cell>
          <table:table-cell office:value-type="float" office:value="18.841111" calcext:value-type="float">
            <text:p>18.84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scomycot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9</text:p>
          </table:table-cell>
          <table:table-cell office:value-type="float" office:value="58.238611" calcext:value-type="float">
            <text:p>58.238611</text:p>
          </table:table-cell>
          <table:table-cell office:value-type="float" office:value="13.734444" calcext:value-type="float">
            <text:p>13.73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60</text:p>
          </table:table-cell>
          <table:table-cell office:value-type="float" office:value="58.238611" calcext:value-type="float">
            <text:p>58.238611</text:p>
          </table:table-cell>
          <table:table-cell office:value-type="float" office:value="13.734444" calcext:value-type="float">
            <text:p>13.73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Ploettnerulaceae</text:p>
          </table:table-cell>
          <table:table-cell office:value-type="string" calcext:value-type="string">
            <text:p>Cadophora</text:p>
          </table:table-cell>
          <table:table-cell/>
          <table:table-cell office:value-type="string" calcext:value-type="string">
            <text:p>KJ188599</text:p>
          </table:table-cell>
          <table:table-cell office:value-type="float" office:value="58.238611" calcext:value-type="float">
            <text:p>58.238611</text:p>
          </table:table-cell>
          <table:table-cell office:value-type="float" office:value="13.734444" calcext:value-type="float">
            <text:p>13.73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0</text:p>
          </table:table-cell>
          <table:table-cell office:value-type="float" office:value="58.238611" calcext:value-type="float">
            <text:p>58.238611</text:p>
          </table:table-cell>
          <table:table-cell office:value-type="float" office:value="13.734444" calcext:value-type="float">
            <text:p>13.73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5</text:p>
          </table:table-cell>
          <table:table-cell office:value-type="float" office:value="50.062222" calcext:value-type="float">
            <text:p>50.062222</text:p>
          </table:table-cell>
          <table:table-cell office:value-type="float" office:value="12.546389" calcext:value-type="float">
            <text:p>12.546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6</text:p>
          </table:table-cell>
          <table:table-cell office:value-type="float" office:value="50.062222" calcext:value-type="float">
            <text:p>50.062222</text:p>
          </table:table-cell>
          <table:table-cell office:value-type="float" office:value="12.546389" calcext:value-type="float">
            <text:p>12.546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67</text:p>
          </table:table-cell>
          <table:table-cell office:value-type="float" office:value="50.062222" calcext:value-type="float">
            <text:p>50.062222</text:p>
          </table:table-cell>
          <table:table-cell office:value-type="float" office:value="12.546389" calcext:value-type="float">
            <text:p>12.546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3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2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office:value-type="string" calcext:value-type="string">
            <text:p>Tylospora</text:p>
          </table:table-cell>
          <table:table-cell/>
          <table:table-cell office:value-type="string" calcext:value-type="string">
            <text:p>KJ188563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64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scomycot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Calloriaceae</text:p>
          </table:table-cell>
          <table:table-cell office:value-type="string" calcext:value-type="string">
            <text:p>Tetracladium</text:p>
          </table:table-cell>
          <table:table-cell/>
          <table:table-cell office:value-type="string" calcext:value-type="string">
            <text:p>KJ188565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Could be a Helotiales, not sur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table:number-columns-repeated="2"/>
          <table:table-cell office:value-type="string" calcext:value-type="string">
            <text:p>KJ188566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4</text:p>
          </table:table-cell>
          <table:table-cell office:value-type="float" office:value="49.078889" calcext:value-type="float">
            <text:p>49.078889</text:p>
          </table:table-cell>
          <table:table-cell office:value-type="float" office:value="13.557222" calcext:value-type="float">
            <text:p>13.55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6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table:number-columns-repeated="2"/>
          <table:table-cell office:value-type="string" calcext:value-type="string">
            <text:p>KJ188606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J188607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7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8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9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Eurotiales</text:p>
          </table:table-cell>
          <table:table-cell office:value-type="string" calcext:value-type="string">
            <text:p>Trichocomaceae</text:p>
          </table:table-cell>
          <table:table-cell office:value-type="string" calcext:value-type="string">
            <text:p>Penicillium</text:p>
          </table:table-cell>
          <table:table-cell/>
          <table:table-cell office:value-type="string" calcext:value-type="string">
            <text:p>KJ188608</text:p>
          </table:table-cell>
          <table:table-cell office:value-type="float" office:value="49.114722" calcext:value-type="float">
            <text:p>49.114722</text:p>
          </table:table-cell>
          <table:table-cell office:value-type="float" office:value="13.624444" calcext:value-type="float">
            <text:p>13.6244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5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KJ188613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2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3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5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6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7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8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9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614</text:p>
          </table:table-cell>
          <table:table-cell office:value-type="float" office:value="49.211944" calcext:value-type="float">
            <text:p>49.211944</text:p>
          </table:table-cell>
          <table:table-cell office:value-type="float" office:value="13.341944" calcext:value-type="float">
            <text:p>13.34194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garic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8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615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Agaricomycet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7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5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Filobasidiales</text:p>
          </table:table-cell>
          <table:table-cell table:number-columns-repeated="3"/>
          <table:table-cell office:value-type="string" calcext:value-type="string">
            <text:p>KJ188616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46</text:p>
          </table:table-cell>
          <table:table-cell office:value-type="float" office:value="49.154722" calcext:value-type="float">
            <text:p>49.154722</text:p>
          </table:table-cell>
          <table:table-cell office:value-type="float" office:value="13.332778" calcext:value-type="float">
            <text:p>13.3327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2</text:p>
          </table:table-cell>
          <table:table-cell office:value-type="float" office:value="49.129167" calcext:value-type="float">
            <text:p>49.129167</text:p>
          </table:table-cell>
          <table:table-cell office:value-type="float" office:value="13.658611" calcext:value-type="float">
            <text:p>13.6586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23</text:p>
          </table:table-cell>
          <table:table-cell office:value-type="float" office:value="49.129167" calcext:value-type="float">
            <text:p>49.129167</text:p>
          </table:table-cell>
          <table:table-cell office:value-type="float" office:value="13.658611" calcext:value-type="float">
            <text:p>13.6586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4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Calloriaceae</text:p>
          </table:table-cell>
          <table:table-cell office:value-type="string" calcext:value-type="string">
            <text:p>Tetracladium</text:p>
          </table:table-cell>
          <table:table-cell/>
          <table:table-cell office:value-type="string" calcext:value-type="string">
            <text:p>KJ188584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5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6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pnodiales</text:p>
          </table:table-cell>
          <table:table-cell office:value-type="string" calcext:value-type="string">
            <text:p>Davidiellaceae</text:p>
          </table:table-cell>
          <table:table-cell table:number-columns-repeated="2"/>
          <table:table-cell office:value-type="string" calcext:value-type="string">
            <text:p>KJ188586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KJ188585</text:p>
          </table:table-cell>
          <table:table-cell office:value-type="float" office:value="49.146667" calcext:value-type="float">
            <text:p>49.146667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J188560</text:p>
          </table:table-cell>
          <table:table-cell office:value-type="float" office:value="50.5475" calcext:value-type="float">
            <text:p>50.5475</text:p>
          </table:table-cell>
          <table:table-cell office:value-type="float" office:value="14.375" calcext:value-type="float">
            <text:p>14.3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72</text:p>
          </table:table-cell>
          <table:table-cell office:value-type="float" office:value="50.5475" calcext:value-type="float">
            <text:p>50.5475</text:p>
          </table:table-cell>
          <table:table-cell office:value-type="float" office:value="14.375" calcext:value-type="float">
            <text:p>14.3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62</text:p>
          </table:table-cell>
          <table:table-cell office:value-type="float" office:value="50.5475" calcext:value-type="float">
            <text:p>50.5475</text:p>
          </table:table-cell>
          <table:table-cell office:value-type="float" office:value="14.375" calcext:value-type="float">
            <text:p>14.3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Pezizomycotin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haetothyriales</text:p>
          </table:table-cell>
          <table:table-cell table:number-columns-repeated="3"/>
          <table:table-cell office:value-type="string" calcext:value-type="string">
            <text:p>KJ188561</text:p>
          </table:table-cell>
          <table:table-cell office:value-type="float" office:value="50.5475" calcext:value-type="float">
            <text:p>50.5475</text:p>
          </table:table-cell>
          <table:table-cell office:value-type="float" office:value="14.375" calcext:value-type="float">
            <text:p>14.3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0</text:p>
          </table:table-cell>
          <table:table-cell office:value-type="float" office:value="48.830278" calcext:value-type="float">
            <text:p>48.830278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6</text:p>
          </table:table-cell>
          <table:table-cell office:value-type="float" office:value="48.830278" calcext:value-type="float">
            <text:p>48.830278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8</text:p>
          </table:table-cell>
          <table:table-cell office:value-type="float" office:value="48.830278" calcext:value-type="float">
            <text:p>48.830278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88</text:p>
          </table:table-cell>
          <table:table-cell office:value-type="float" office:value="48.830278" calcext:value-type="float">
            <text:p>48.830278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Sporobolomyc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6</text:p>
          </table:table-cell>
          <table:table-cell office:value-type="float" office:value="48.873056" calcext:value-type="float">
            <text:p>48.873056</text:p>
          </table:table-cell>
          <table:table-cell office:value-type="float" office:value="17.569722" calcext:value-type="float">
            <text:p>17.56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J188598</text:p>
          </table:table-cell>
          <table:table-cell office:value-type="float" office:value="48.873056" calcext:value-type="float">
            <text:p>48.873056</text:p>
          </table:table-cell>
          <table:table-cell office:value-type="float" office:value="17.569722" calcext:value-type="float">
            <text:p>17.569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9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J188589</text:p>
          </table:table-cell>
          <table:table-cell office:value-type="float" office:value="48.35" calcext:value-type="float">
            <text:p>48.3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3</text:p>
          </table:table-cell>
          <table:table-cell office:value-type="float" office:value="45.188056" calcext:value-type="float">
            <text:p>45.188056</text:p>
          </table:table-cell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4</text:p>
          </table:table-cell>
          <table:table-cell office:value-type="float" office:value="45.188056" calcext:value-type="float">
            <text:p>45.188056</text:p>
          </table:table-cell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63</text:p>
          </table:table-cell>
          <table:table-cell office:value-type="float" office:value="45.188056" calcext:value-type="float">
            <text:p>45.188056</text:p>
          </table:table-cell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8</text:p>
          </table:table-cell>
          <table:table-cell office:value-type="float" office:value="45.188056" calcext:value-type="float">
            <text:p>45.188056</text:p>
          </table:table-cell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5</text:p>
          </table:table-cell>
          <table:table-cell office:value-type="float" office:value="45.188056" calcext:value-type="float">
            <text:p>45.188056</text:p>
          </table:table-cell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Calloriaceae</text:p>
          </table:table-cell>
          <table:table-cell office:value-type="string" calcext:value-type="string">
            <text:p>Tetracladium</text:p>
          </table:table-cell>
          <table:table-cell/>
          <table:table-cell office:value-type="string" calcext:value-type="string">
            <text:p>KJ188591</text:p>
          </table:table-cell>
          <table:table-cell office:value-type="float" office:value="58.245556" calcext:value-type="float">
            <text:p>58.245556</text:p>
          </table:table-cell>
          <table:table-cell office:value-type="float" office:value="22.011389" calcext:value-type="float">
            <text:p>22.011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table:number-columns-repeated="4"/>
          <table:table-cell office:value-type="string" calcext:value-type="string">
            <text:p>KJ188590</text:p>
          </table:table-cell>
          <table:table-cell office:value-type="float" office:value="58.245556" calcext:value-type="float">
            <text:p>58.245556</text:p>
          </table:table-cell>
          <table:table-cell office:value-type="float" office:value="22.011389" calcext:value-type="float">
            <text:p>22.011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Sporobolomyc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1</text:p>
          </table:table-cell>
          <table:table-cell office:value-type="float" office:value="57.881667" calcext:value-type="float">
            <text:p>57.881667</text:p>
          </table:table-cell>
          <table:table-cell office:value-type="float" office:value="18.940278" calcext:value-type="float">
            <text:p>18.9402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31</text:p>
          </table:table-cell>
          <table:table-cell office:value-type="float" office:value="42.808611" calcext:value-type="float">
            <text:p>42.808611</text:p>
          </table:table-cell>
          <table:table-cell office:value-type="float" office:value="43.378056" calcext:value-type="float">
            <text:p>43.3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47</text:p>
          </table:table-cell>
          <table:table-cell office:value-type="float" office:value="42.808611" calcext:value-type="float">
            <text:p>42.808611</text:p>
          </table:table-cell>
          <table:table-cell office:value-type="float" office:value="43.378056" calcext:value-type="float">
            <text:p>43.3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accharomycetales</text:p>
          </table:table-cell>
          <table:table-cell table:number-columns-repeated="3"/>
          <table:table-cell office:value-type="string" calcext:value-type="string">
            <text:p>KJ188612</text:p>
          </table:table-cell>
          <table:table-cell office:value-type="float" office:value="42.808611" calcext:value-type="float">
            <text:p>42.808611</text:p>
          </table:table-cell>
          <table:table-cell office:value-type="float" office:value="43.378056" calcext:value-type="float">
            <text:p>43.3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Pleosporales</text:p>
          </table:table-cell>
          <table:table-cell office:value-type="string" calcext:value-type="string">
            <text:p>Pleosporaceae</text:p>
          </table:table-cell>
          <table:table-cell office:value-type="string" calcext:value-type="string">
            <text:p>Alternaria</text:p>
          </table:table-cell>
          <table:table-cell/>
          <table:table-cell office:value-type="string" calcext:value-type="string">
            <text:p>KJ188611</text:p>
          </table:table-cell>
          <table:table-cell office:value-type="float" office:value="42.808611" calcext:value-type="float">
            <text:p>42.808611</text:p>
          </table:table-cell>
          <table:table-cell office:value-type="float" office:value="43.378056" calcext:value-type="float">
            <text:p>43.3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Helotiales</text:p>
          </table:table-cell>
          <table:table-cell office:value-type="string" calcext:value-type="string">
            <text:p>Leptodontidiaceae</text:p>
          </table:table-cell>
          <table:table-cell office:value-type="string" calcext:value-type="string">
            <text:p>Leptodontidium</text:p>
          </table:table-cell>
          <table:table-cell/>
          <table:table-cell office:value-type="string" calcext:value-type="string">
            <text:p>KJ188610</text:p>
          </table:table-cell>
          <table:table-cell office:value-type="float" office:value="42.808611" calcext:value-type="float">
            <text:p>42.808611</text:p>
          </table:table-cell>
          <table:table-cell office:value-type="float" office:value="43.378056" calcext:value-type="float">
            <text:p>43.378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1</text:p>
          </table:table-cell>
          <table:table-cell office:value-type="float" office:value="50.155833" calcext:value-type="float">
            <text:p>50.155833</text:p>
          </table:table-cell>
          <table:table-cell office:value-type="float" office:value="12.211111" calcext:value-type="float">
            <text:p>12.21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3</text:p>
          </table:table-cell>
          <table:table-cell office:value-type="float" office:value="50.155833" calcext:value-type="float">
            <text:p>50.155833</text:p>
          </table:table-cell>
          <table:table-cell office:value-type="float" office:value="12.211111" calcext:value-type="float">
            <text:p>12.21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2</text:p>
          </table:table-cell>
          <table:table-cell office:value-type="float" office:value="50.155833" calcext:value-type="float">
            <text:p>50.155833</text:p>
          </table:table-cell>
          <table:table-cell office:value-type="float" office:value="12.211111" calcext:value-type="float">
            <text:p>12.21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office:value-type="string" calcext:value-type="string">
            <text:p>Tylospora</text:p>
          </table:table-cell>
          <table:table-cell/>
          <table:table-cell office:value-type="string" calcext:value-type="string">
            <text:p>KJ188604</text:p>
          </table:table-cell>
          <table:table-cell office:value-type="float" office:value="50.155833" calcext:value-type="float">
            <text:p>50.155833</text:p>
          </table:table-cell>
          <table:table-cell office:value-type="float" office:value="12.211111" calcext:value-type="float">
            <text:p>12.21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4</text:p>
          </table:table-cell>
          <table:table-cell office:value-type="float" office:value="48.970833" calcext:value-type="float">
            <text:p>48.970833</text:p>
          </table:table-cell>
          <table:table-cell office:value-type="float" office:value="13.564722" calcext:value-type="float">
            <text:p>13.564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1</text:p>
          </table:table-cell>
          <table:table-cell office:value-type="float" office:value="48.970833" calcext:value-type="float">
            <text:p>48.970833</text:p>
          </table:table-cell>
          <table:table-cell office:value-type="float" office:value="13.564722" calcext:value-type="float">
            <text:p>13.5647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6</text:p>
          </table:table-cell>
          <table:table-cell office:value-type="float" office:value="49.03" calcext:value-type="float">
            <text:p>49.03</text:p>
          </table:table-cell>
          <table:table-cell office:value-type="float" office:value="13.567222" calcext:value-type="float">
            <text:p>13.56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office:value-type="string" calcext:value-type="string">
            <text:p>Tylospora</text:p>
          </table:table-cell>
          <table:table-cell/>
          <table:table-cell office:value-type="string" calcext:value-type="string">
            <text:p>KJ188577</text:p>
          </table:table-cell>
          <table:table-cell office:value-type="float" office:value="49.03" calcext:value-type="float">
            <text:p>49.03</text:p>
          </table:table-cell>
          <table:table-cell office:value-type="float" office:value="13.567222" calcext:value-type="float">
            <text:p>13.567222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53</text:p>
          </table:table-cell>
          <table:table-cell office:value-type="float" office:value="48.984722" calcext:value-type="float">
            <text:p>48.984722</text:p>
          </table:table-cell>
          <table:table-cell office:value-type="float" office:value="13.513333" calcext:value-type="float">
            <text:p>13.51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7</text:p>
          </table:table-cell>
          <table:table-cell office:value-type="float" office:value="48.984722" calcext:value-type="float">
            <text:p>48.984722</text:p>
          </table:table-cell>
          <table:table-cell office:value-type="float" office:value="13.513333" calcext:value-type="float">
            <text:p>13.51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Atheliales</text:p>
          </table:table-cell>
          <table:table-cell office:value-type="string" calcext:value-type="string">
            <text:p>Atheliaceae</text:p>
          </table:table-cell>
          <table:table-cell office:value-type="string" calcext:value-type="string">
            <text:p>Tylospora</text:p>
          </table:table-cell>
          <table:table-cell/>
          <table:table-cell office:value-type="string" calcext:value-type="string">
            <text:p>KJ188578</text:p>
          </table:table-cell>
          <table:table-cell office:value-type="float" office:value="48.9825" calcext:value-type="float">
            <text:p>48.9825</text:p>
          </table:table-cell>
          <table:table-cell office:value-type="float" office:value="13.501111" calcext:value-type="float">
            <text:p>13.50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8</text:p>
          </table:table-cell>
          <table:table-cell office:value-type="float" office:value="48.9825" calcext:value-type="float">
            <text:p>48.9825</text:p>
          </table:table-cell>
          <table:table-cell office:value-type="float" office:value="13.501111" calcext:value-type="float">
            <text:p>13.50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KJ188579</text:p>
          </table:table-cell>
          <table:table-cell office:value-type="float" office:value="48.9825" calcext:value-type="float">
            <text:p>48.9825</text:p>
          </table:table-cell>
          <table:table-cell office:value-type="float" office:value="13.501111" calcext:value-type="float">
            <text:p>13.501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1</text:p>
          </table:table-cell>
          <table:table-cell office:value-type="float" office:value="48.983889" calcext:value-type="float">
            <text:p>48.983889</text:p>
          </table:table-cell>
          <table:table-cell office:value-type="float" office:value="13.445278" calcext:value-type="float">
            <text:p>13.445278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9</text:p>
          </table:table-cell>
          <table:table-cell office:value-type="float" office:value="48.975556" calcext:value-type="float">
            <text:p>48.975556</text:p>
          </table:table-cell>
          <table:table-cell office:value-type="float" office:value="13.8075" calcext:value-type="float">
            <text:p>13.80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0</text:p>
          </table:table-cell>
          <table:table-cell office:value-type="float" office:value="48.975556" calcext:value-type="float">
            <text:p>48.975556</text:p>
          </table:table-cell>
          <table:table-cell office:value-type="float" office:value="13.8075" calcext:value-type="float">
            <text:p>13.8075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KJ188592</text:p>
          </table:table-cell>
          <table:table-cell office:value-type="float" office:value="45.876944" calcext:value-type="float">
            <text:p>45.876944</text:p>
          </table:table-cell>
          <table:table-cell office:value-type="float" office:value="6.403333" calcext:value-type="float">
            <text:p>6.40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1</text:p>
          </table:table-cell>
          <table:table-cell office:value-type="float" office:value="45.876944" calcext:value-type="float">
            <text:p>45.876944</text:p>
          </table:table-cell>
          <table:table-cell office:value-type="float" office:value="6.403333" calcext:value-type="float">
            <text:p>6.40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J188462</text:p>
          </table:table-cell>
          <table:table-cell office:value-type="float" office:value="45.876944" calcext:value-type="float">
            <text:p>45.876944</text:p>
          </table:table-cell>
          <table:table-cell office:value-type="float" office:value="6.403333" calcext:value-type="float">
            <text:p>6.40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Helotiales</text:p>
          </table:table-cell>
          <table:table-cell table:number-columns-repeated="3"/>
          <table:table-cell office:value-type="string" calcext:value-type="string">
            <text:p>KJ188593</text:p>
          </table:table-cell>
          <table:table-cell office:value-type="float" office:value="45.876944" calcext:value-type="float">
            <text:p>45.876944</text:p>
          </table:table-cell>
          <table:table-cell office:value-type="float" office:value="6.403333" calcext:value-type="float">
            <text:p>6.4033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7</text:p>
          </table:table-cell>
          <table:table-cell office:value-type="float" office:value="44.121389" calcext:value-type="float">
            <text:p>44.121389</text:p>
          </table:table-cell>
          <table:table-cell office:value-type="float" office:value="3.581389" calcext:value-type="float">
            <text:p>3.581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08</text:p>
          </table:table-cell>
          <table:table-cell office:value-type="float" office:value="44.121389" calcext:value-type="float">
            <text:p>44.121389</text:p>
          </table:table-cell>
          <table:table-cell office:value-type="float" office:value="3.581389" calcext:value-type="float">
            <text:p>3.581389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4</text:p>
          </table:table-cell>
          <table:table-cell office:value-type="float" office:value="42.918056" calcext:value-type="float">
            <text:p>42.918056</text:p>
          </table:table-cell>
          <table:table-cell office:value-type="float" office:value="0.716111" calcext:value-type="float">
            <text:p>0.716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table:number-columns-repeated="4"/>
          <table:table-cell office:value-type="string" calcext:value-type="string">
            <text:p>KJ188603</text:p>
          </table:table-cell>
          <table:table-cell office:value-type="float" office:value="42.918056" calcext:value-type="float">
            <text:p>42.918056</text:p>
          </table:table-cell>
          <table:table-cell office:value-type="float" office:value="0.716111" calcext:value-type="float">
            <text:p>0.716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Pezizomycotin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table:number-columns-repeated="4"/>
          <table:table-cell office:value-type="string" calcext:value-type="string">
            <text:p>KJ188602</text:p>
          </table:table-cell>
          <table:table-cell office:value-type="float" office:value="42.918056" calcext:value-type="float">
            <text:p>42.918056</text:p>
          </table:table-cell>
          <table:table-cell office:value-type="float" office:value="0.716111" calcext:value-type="float">
            <text:p>0.716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/>
          <table:table-cell office:value-type="string" calcext:value-type="string">
            <text:p>Saccharomycetal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Wallemiales</text:p>
          </table:table-cell>
          <table:table-cell office:value-type="string" calcext:value-type="string">
            <text:p>Wallemiaceae</text:p>
          </table:table-cell>
          <table:table-cell office:value-type="string" calcext:value-type="string">
            <text:p>Wallemia</text:p>
          </table:table-cell>
          <table:table-cell/>
          <table:table-cell office:value-type="string" calcext:value-type="string">
            <text:p>KJ188601</text:p>
          </table:table-cell>
          <table:table-cell office:value-type="float" office:value="42.918056" calcext:value-type="float">
            <text:p>42.918056</text:p>
          </table:table-cell>
          <table:table-cell office:value-type="float" office:value="0.716111" calcext:value-type="float">
            <text:p>0.716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515</text:p>
          </table:table-cell>
          <table:table-cell office:value-type="float" office:value="42.918056" calcext:value-type="float">
            <text:p>42.918056</text:p>
          </table:table-cell>
          <table:table-cell office:value-type="float" office:value="0.716111" calcext:value-type="float">
            <text:p>0.716111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85</text:p>
          </table:table-cell>
          <table:table-cell office:value-type="float" office:value="62.855" calcext:value-type="float">
            <text:p>62.855</text:p>
          </table:table-cell>
          <table:table-cell office:value-type="float" office:value="9.255833" calcext:value-type="float">
            <text:p>9.255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J188576</text:p>
          </table:table-cell>
          <table:table-cell office:value-type="float" office:value="62.855" calcext:value-type="float">
            <text:p>62.855</text:p>
          </table:table-cell>
          <table:table-cell office:value-type="float" office:value="9.255833" calcext:value-type="float">
            <text:p>9.255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Chaetothyriales</text:p>
          </table:table-cell>
          <table:table-cell table:number-columns-repeated="3"/>
          <table:table-cell office:value-type="string" calcext:value-type="string">
            <text:p>KJ188575</text:p>
          </table:table-cell>
          <table:table-cell office:value-type="float" office:value="62.855" calcext:value-type="float">
            <text:p>62.855</text:p>
          </table:table-cell>
          <table:table-cell office:value-type="float" office:value="9.255833" calcext:value-type="float">
            <text:p>9.255833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ebacinales</text:p>
          </table:table-cell>
          <table:table-cell table:number-columns-repeated="3"/>
          <table:table-cell office:value-type="string" calcext:value-type="string">
            <text:p>KJ188492</text:p>
          </table:table-cell>
          <table:table-cell office:value-type="float" office:value="67.879167" calcext:value-type="float">
            <text:p>67.879167</text:p>
          </table:table-cell>
          <table:table-cell office:value-type="float" office:value="12.983056" calcext:value-type="float">
            <text:p>12.98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Sporidiobolales </text:p>
          </table:table-cell>
          <table:table-cell office:value-type="string" calcext:value-type="string">
            <text:p>Sporidiobolaceae</text:p>
          </table:table-cell>
          <table:table-cell office:value-type="string" calcext:value-type="string">
            <text:p>Rhodotorula</text:p>
          </table:table-cell>
          <table:table-cell/>
          <table:table-cell office:value-type="string" calcext:value-type="string">
            <text:p>KJ188581</text:p>
          </table:table-cell>
          <table:table-cell office:value-type="float" office:value="67.879167" calcext:value-type="float">
            <text:p>67.879167</text:p>
          </table:table-cell>
          <table:table-cell office:value-type="float" office:value="12.983056" calcext:value-type="float">
            <text:p>12.98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cordata</text:p>
          </table:table-cell>
          <table:table-cell office:value-type="string" calcext:value-type="string">
            <text:p>Tremellales</text:p>
          </table:table-cell>
          <table:table-cell table:number-columns-repeated="3"/>
          <table:table-cell office:value-type="string" calcext:value-type="string">
            <text:p>KJ188582</text:p>
          </table:table-cell>
          <table:table-cell office:value-type="float" office:value="67.879167" calcext:value-type="float">
            <text:p>67.879167</text:p>
          </table:table-cell>
          <table:table-cell office:value-type="float" office:value="12.983056" calcext:value-type="float">
            <text:p>12.983056</text:p>
          </table:table-cell>
          <table:table-cell office:value-type="string" calcext:value-type="string">
            <text:p>ITS1F, ITS4</text:p>
          </table:table-cell>
          <table:table-cell office:value-type="string" calcext:value-type="string">
            <text:p>doi: 10.1111/mec.13088</text:p>
          </table:table-cell>
          <table:table-cell office:value-type="string" calcext:value-type="string">
            <text:p>Two widespread green Neottia species (Orchidaceae) show mycorrhizal preference for Sebacinales in various habitats and ontogenetic stages. </text:p>
          </table:table-cell>
          <table:table-cell office:value-type="string" calcext:value-type="string">
            <text:p>Těšitelová T Kotilínek M Jersáková J Joly FX Košnar J Tatarenko I Selosse MA </text:p>
          </table:table-cell>
          <table:table-cell/>
          <table:table-cell table:style-name="ce9" office:value-type="float" office:value="25612936" calcext:value-type="float">
            <text:p>256129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5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4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39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5</text:p>
          </table:table-cell>
          <table:table-cell office:value-type="float" office:value="58.978639" calcext:value-type="float">
            <text:p>58.978639</text:p>
          </table:table-cell>
          <table:table-cell office:value-type="float" office:value="22.49325" calcext:value-type="float">
            <text:p>22.49325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4</text:p>
          </table:table-cell>
          <table:table-cell office:value-type="float" office:value="58.978639" calcext:value-type="float">
            <text:p>58.978639</text:p>
          </table:table-cell>
          <table:table-cell office:value-type="float" office:value="22.49325" calcext:value-type="float">
            <text:p>22.49325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39</text:p>
          </table:table-cell>
          <table:table-cell office:value-type="float" office:value="58.978639" calcext:value-type="float">
            <text:p>58.978639</text:p>
          </table:table-cell>
          <table:table-cell office:value-type="float" office:value="22.49325" calcext:value-type="float">
            <text:p>22.49325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Trichophaea</text:p>
          </table:table-cell>
          <table:table-cell office:value-type="string" calcext:value-type="string">
            <text:p>Trichophaea woolhopeia</text:p>
          </table:table-cell>
          <table:table-cell office:value-type="string" calcext:value-type="string">
            <text:p>EU195341</text:p>
          </table:table-cell>
          <table:table-cell office:value-type="float" office:value="58.668472" calcext:value-type="float">
            <text:p>58.668472</text:p>
          </table:table-cell>
          <table:table-cell office:value-type="float" office:value="23.249083" calcext:value-type="float">
            <text:p>23.249083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Trichophaea</text:p>
          </table:table-cell>
          <table:table-cell office:value-type="string" calcext:value-type="string">
            <text:p>Trichophaea woolhopeia</text:p>
          </table:table-cell>
          <table:table-cell office:value-type="string" calcext:value-type="string">
            <text:p>EU195340</text:p>
          </table:table-cell>
          <table:table-cell office:value-type="float" office:value="58.668472" calcext:value-type="float">
            <text:p>58.668472</text:p>
          </table:table-cell>
          <table:table-cell office:value-type="float" office:value="23.249083" calcext:value-type="float">
            <text:p>23.249083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/>
          <table:table-cell table:style-name="ce9"/>
          <table:table-cell table:number-columns-repeated="1007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Geopora</text:p>
          </table:table-cell>
          <table:table-cell office:value-type="string" calcext:value-type="string">
            <text:p>Geopora cooperi</text:p>
          </table:table-cell>
          <table:table-cell office:value-type="string" calcext:value-type="string">
            <text:p>EU195343</text:p>
          </table:table-cell>
          <table:table-cell office:value-type="float" office:value="59.32725" calcext:value-type="float">
            <text:p>59.32725</text:p>
          </table:table-cell>
          <table:table-cell office:value-type="float" office:value="27.475861" calcext:value-type="float">
            <text:p>27.475861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Ceratocystidaceae</text:p>
          </table:table-cell>
          <table:table-cell office:value-type="string" calcext:value-type="string">
            <text:p>Chalara</text:p>
          </table:table-cell>
          <table:table-cell office:value-type="string" calcext:value-type="string">
            <text:p>Chalara dualis</text:p>
          </table:table-cell>
          <table:table-cell office:value-type="string" calcext:value-type="string">
            <text:p>EU195342</text:p>
          </table:table-cell>
          <table:table-cell office:value-type="float" office:value="59.32725" calcext:value-type="float">
            <text:p>59.32725</text:p>
          </table:table-cell>
          <table:table-cell office:value-type="float" office:value="27.475861" calcext:value-type="float">
            <text:p>27.475861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6</text:p>
          </table:table-cell>
          <table:table-cell office:value-type="float" office:value="58.856972" calcext:value-type="float">
            <text:p>58.856972</text:p>
          </table:table-cell>
          <table:table-cell office:value-type="float" office:value="23.047" calcext:value-type="float">
            <text:p>23.047</text:p>
          </table:table-cell>
          <table:table-cell office:value-type="string" calcext:value-type="string">
            <text:p>ITS1F, ITS4, ITS1OF-ITS4OF</text:p>
          </table:table-cell>
          <table:table-cell office:value-type="string" calcext:value-type="string">
            <text:p>Doi: 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Shefferson, Kull, and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helleborine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maculatum</text:p>
          </table:table-cell>
          <table:table-cell office:value-type="string" calcext:value-type="string">
            <text:p>AM999882</text:p>
          </table:table-cell>
          <table:table-cell office:value-type="float" office:value="46.340492" calcext:value-type="float">
            <text:p>46.340492</text:p>
          </table:table-cell>
          <table:table-cell office:value-type="float" office:value="20.208541" calcext:value-type="float">
            <text:p>20.208541</text:p>
          </table:table-cell>
          <table:table-cell office:value-type="string" calcext:value-type="string">
            <text:p>ITS1F,Tw13,ITS1, ITS4,ITS5, ITS6</text:p>
          </table:table-cell>
          <table:table-cell/>
          <table:table-cell office:value-type="string" calcext:value-type="string">
            <text:p>Could orchids indicate truffle habitats?</text:p>
          </table:table-cell>
          <table:table-cell office:value-type="string" calcext:value-type="string">
            <text:p>Noémi Ouanphanivanh, Zsolt Merényi, Ákos Kund Orczán, Zoltán Bratek, Zoltán Szigeti, Zoltán Illyés</text:p>
          </table:table-cell>
          <table:table-cell table:number-columns-repeated="3"/>
          <table:table-cell office:value-type="string" calcext:value-type="string">
            <text:p>Issn: 1588-408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helleborine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maculatum</text:p>
          </table:table-cell>
          <table:table-cell office:value-type="string" calcext:value-type="string">
            <text:p>AM999883</text:p>
          </table:table-cell>
          <table:table-cell office:value-type="float" office:value="46.340492" calcext:value-type="float">
            <text:p>46.340492</text:p>
          </table:table-cell>
          <table:table-cell office:value-type="float" office:value="20.208541" calcext:value-type="float">
            <text:p>20.208541</text:p>
          </table:table-cell>
          <table:table-cell office:value-type="string" calcext:value-type="string">
            <text:p>ITS1F,Tw13,ITS1, ITS4,ITS5, ITS6</text:p>
          </table:table-cell>
          <table:table-cell/>
          <table:table-cell office:value-type="string" calcext:value-type="string">
            <text:p>Could orchids indicate truffle habitat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maculatum</text:p>
          </table:table-cell>
          <table:table-cell office:value-type="string" calcext:value-type="string">
            <text:p>AM999884</text:p>
          </table:table-cell>
          <table:table-cell office:value-type="float" office:value="47.269537" calcext:value-type="float">
            <text:p>47.269537</text:p>
          </table:table-cell>
          <table:table-cell office:value-type="float" office:value="18.966952" calcext:value-type="float">
            <text:p>18.966952</text:p>
          </table:table-cell>
          <table:table-cell office:value-type="string" calcext:value-type="string">
            <text:p>ITS1F,Tw13,ITS1, ITS4,ITS5, ITS6</text:p>
          </table:table-cell>
          <table:table-cell/>
          <table:table-cell office:value-type="string" calcext:value-type="string">
            <text:p>Could orchids indicate truffle habitat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microphylla 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Tuberaceae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Tuber excavatum</text:p>
          </table:table-cell>
          <table:table-cell office:value-type="string" calcext:value-type="string">
            <text:p>AM999885</text:p>
          </table:table-cell>
          <table:table-cell office:value-type="float" office:value="47.269537" calcext:value-type="float">
            <text:p>47.269537</text:p>
          </table:table-cell>
          <table:table-cell office:value-type="float" office:value="18.966952" calcext:value-type="float">
            <text:p>18.966952</text:p>
          </table:table-cell>
          <table:table-cell office:value-type="string" calcext:value-type="string">
            <text:p>ITS1F,Tw13,ITS1, ITS4,ITS5, ITS6</text:p>
          </table:table-cell>
          <table:table-cell/>
          <table:table-cell office:value-type="string" calcext:value-type="string">
            <text:p>Could orchids indicate truffle habitat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5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5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 office:value-type="string" calcext:value-type="string">
            <text:p>Ceratobasidium albasitensis</text:p>
          </table:table-cell>
          <table:table-cell office:value-type="string" calcext:value-type="string">
            <text:p>KR08215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R08216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Tricholomataceae</text:p>
          </table:table-cell>
          <table:table-cell office:value-type="string" calcext:value-type="string">
            <text:p>Mycena</text:p>
          </table:table-cell>
          <table:table-cell office:value-type="string" calcext:value-type="string">
            <text:p>Mycena hiemalis</text:p>
          </table:table-cell>
          <table:table-cell office:value-type="string" calcext:value-type="string">
            <text:p>KR08215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6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R08216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Ceratobasidium sp. UAMH 54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5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6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6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6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6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6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7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16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Tomentella sp. ectomycorrhiza S6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 office:value-type="string" calcext:value-type="string">
            <text:p>Sebacina vermifera</text:p>
          </table:table-cell>
          <table:table-cell office:value-type="string" calcext:value-type="string">
            <text:p>KR08217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6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R08217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7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lavulinaceae</text:p>
          </table:table-cell>
          <table:table-cell office:value-type="string" calcext:value-type="string">
            <text:p>Clavulina</text:p>
          </table:table-cell>
          <table:table-cell/>
          <table:table-cell office:value-type="string" calcext:value-type="string">
            <text:p>KR08217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7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7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7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Sebacina sp. src7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8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Psathyrellaceae</text:p>
          </table:table-cell>
          <table:table-cell office:value-type="string" calcext:value-type="string">
            <text:p>Psathyrella</text:p>
          </table:table-cell>
          <table:table-cell office:value-type="string" calcext:value-type="string">
            <text:p>Psathyrella prona</text:p>
          </table:table-cell>
          <table:table-cell office:value-type="string" calcext:value-type="string">
            <text:p>KR08218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18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18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8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Thelephoraceae sp. P3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7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9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R08219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 office:value-type="string" calcext:value-type="string">
            <text:p>Inocybe haemacta</text:p>
          </table:table-cell>
          <table:table-cell office:value-type="string" calcext:value-type="string">
            <text:p>KR08218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antharellales</text:p>
          </table:table-cell>
          <table:table-cell/>
          <table:table-cell office:value-type="string" calcext:value-type="string">
            <text:p>KR08220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 office:value-type="string" calcext:value-type="string">
            <text:p>Sebacina allantoidea</text:p>
          </table:table-cell>
          <table:table-cell office:value-type="string" calcext:value-type="string">
            <text:p>KR08219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20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 office:value-type="string" calcext:value-type="string">
            <text:p>Inocybe hirtella</text:p>
          </table:table-cell>
          <table:table-cell office:value-type="string" calcext:value-type="string">
            <text:p>KR08218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 office:value-type="string" calcext:value-type="string">
            <text:p>Hymenogaster megasporus</text:p>
          </table:table-cell>
          <table:table-cell office:value-type="string" calcext:value-type="string">
            <text:p>KR08219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 office:value-type="string" calcext:value-type="string">
            <text:p>Hymenogaster niveus</text:p>
          </table:table-cell>
          <table:table-cell office:value-type="string" calcext:value-type="string">
            <text:p>KR08219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 office:value-type="string" calcext:value-type="string">
            <text:p>Inocybe rimosa</text:p>
          </table:table-cell>
          <table:table-cell office:value-type="string" calcext:value-type="string">
            <text:p>KR08219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R08219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19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19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Thanatephorus</text:p>
          </table:table-cell>
          <table:table-cell/>
          <table:table-cell office:value-type="string" calcext:value-type="string">
            <text:p>KR08220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Thanatephorus sp. EM1865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19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KR08220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/>
          <table:table-cell office:value-type="string" calcext:value-type="string">
            <text:p>KR08220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20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 office:value-type="string" calcext:value-type="string">
            <text:p>Sebacina incrustans</text:p>
          </table:table-cell>
          <table:table-cell office:value-type="string" calcext:value-type="string">
            <text:p>KR08218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/>
          <table:table-cell office:value-type="string" calcext:value-type="string">
            <text:p>KR08220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Tricholomataceae</text:p>
          </table:table-cell>
          <table:table-cell office:value-type="string" calcext:value-type="string">
            <text:p>Mycena</text:p>
          </table:table-cell>
          <table:table-cell office:value-type="string" calcext:value-type="string">
            <text:p>Mycena hiemalis</text:p>
          </table:table-cell>
          <table:table-cell office:value-type="string" calcext:value-type="string">
            <text:p>KR08220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20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KR08221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/>
          <table:table-cell office:value-type="string" calcext:value-type="string">
            <text:p>KR08220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/>
          <table:table-cell office:value-type="string" calcext:value-type="string">
            <text:p>KR082218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Inocybe cf. fuscidula EL16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R082217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21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KR082213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office:value-type="string" calcext:value-type="string">
            <text:p>Hymenogaster</text:p>
          </table:table-cell>
          <table:table-cell office:value-type="string" calcext:value-type="string">
            <text:p>Hymenogaster luteus</text:p>
          </table:table-cell>
          <table:table-cell office:value-type="string" calcext:value-type="string">
            <text:p>KR082214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Psathyrellaceae</text:p>
          </table:table-cell>
          <table:table-cell office:value-type="string" calcext:value-type="string">
            <text:p>Psathyrella</text:p>
          </table:table-cell>
          <table:table-cell/>
          <table:table-cell office:value-type="string" calcext:value-type="string">
            <text:p>KR08221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3"/>
          <table:table-cell office:value-type="string" calcext:value-type="string">
            <text:p>Psathyrella sp. MLB-2010b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 office:value-type="string" calcext:value-type="string">
            <text:p>Inocybe phaeoleuca</text:p>
          </table:table-cell>
          <table:table-cell office:value-type="string" calcext:value-type="string">
            <text:p>KR08222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Tricholomataceae</text:p>
          </table:table-cell>
          <table:table-cell office:value-type="string" calcext:value-type="string">
            <text:p>Mycena</text:p>
          </table:table-cell>
          <table:table-cell office:value-type="string" calcext:value-type="string">
            <text:p>Mycena valida</text:p>
          </table:table-cell>
          <table:table-cell office:value-type="string" calcext:value-type="string">
            <text:p>KR08217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/>
          <table:table-cell office:value-type="string" calcext:value-type="string">
            <text:p>KR082185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office:value-type="string" calcext:value-type="string">
            <text:p>Inocybe</text:p>
          </table:table-cell>
          <table:table-cell office:value-type="string" calcext:value-type="string">
            <text:p>Inocybe latericia</text:p>
          </table:table-cell>
          <table:table-cell office:value-type="string" calcext:value-type="string">
            <text:p>KR082212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office:value-type="string" calcext:value-type="string">
            <text:p>Sebacina</text:p>
          </table:table-cell>
          <table:table-cell/>
          <table:table-cell office:value-type="string" calcext:value-type="string">
            <text:p>KR082216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Psathyrellaceae</text:p>
          </table:table-cell>
          <table:table-cell office:value-type="string" calcext:value-type="string">
            <text:p>Psathyrella</text:p>
          </table:table-cell>
          <table:table-cell office:value-type="string" calcext:value-type="string">
            <text:p>Psathyrella pygmaea</text:p>
          </table:table-cell>
          <table:table-cell office:value-type="string" calcext:value-type="string">
            <text:p>KR082219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Psathyrellaceae</text:p>
          </table:table-cell>
          <table:table-cell office:value-type="string" calcext:value-type="string">
            <text:p>Psathyrella</text:p>
          </table:table-cell>
          <table:table-cell office:value-type="string" calcext:value-type="string">
            <text:p>Psathyrella pyrotricha</text:p>
          </table:table-cell>
          <table:table-cell office:value-type="string" calcext:value-type="string">
            <text:p>KR082220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ottia</text:p>
          </table:table-cell>
          <table:table-cell office:value-type="string" calcext:value-type="string">
            <text:p>Neottia ovata 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R082221</text:p>
          </table:table-cell>
          <table:table-cell office:value-type="float" office:value="50.757651" calcext:value-type="float">
            <text:p>50.757651</text:p>
          </table:table-cell>
          <table:table-cell office:value-type="float" office:value="5.8295" calcext:value-type="float">
            <text:p>5.8295</text:p>
          </table:table-cell>
          <table:table-cell office:value-type="string" calcext:value-type="string">
            <text:p>ITS1OF-C, ITS1OF-T, ITS1OF</text:p>
          </table:table-cell>
          <table:table-cell office:value-type="string" calcext:value-type="string">
            <text:p>10.1111/mec.13236</text:p>
          </table:table-cell>
          <table:table-cell office:value-type="string" calcext:value-type="string">
            <text:p>Mycorrhizal diversity, seed germination and long-term changes in population size across nine populations of the terrestrial orchid Neottia ovata</text:p>
          </table:table-cell>
          <table:table-cell office:value-type="string" calcext:value-type="string">
            <text:p>Hans Jacquemyn, Michael Waud, Vincent S. F. T. Merckx, Bart Lievens, Rein Br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5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5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39</text:p>
          </table:table-cell>
          <table:table-cell office:value-type="float" office:value="59.391528" calcext:value-type="float">
            <text:p>59.391528</text:p>
          </table:table-cell>
          <table:table-cell office:value-type="float" office:value="27.230222" calcext:value-type="float">
            <text:p>27.230222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39</text:p>
          </table:table-cell>
          <table:table-cell office:value-type="float" office:value="58.978639" calcext:value-type="float">
            <text:p>58.978639</text:p>
          </table:table-cell>
          <table:table-cell office:value-type="float" office:value="22.49325" calcext:value-type="float">
            <text:p>22.49325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ctylorhiza</text:p>
          </table:table-cell>
          <table:table-cell office:value-type="string" calcext:value-type="string">
            <text:p>Dactylorhiza baltic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 office:value-type="string" calcext:value-type="string">
            <text:p>Ceratobasidum albasitensis</text:p>
          </table:table-cell>
          <table:table-cell office:value-type="string" calcext:value-type="string">
            <text:p>EU195338</text:p>
          </table:table-cell>
          <table:table-cell office:value-type="float" office:value="59.319583" calcext:value-type="float">
            <text:p>59.319583</text:p>
          </table:table-cell>
          <table:table-cell office:value-type="float" office:value="27.469556" calcext:value-type="float">
            <text:p>27.469556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ctylorhiza</text:p>
          </table:table-cell>
          <table:table-cell office:value-type="string" calcext:value-type="string">
            <text:p>Dactylorhiza baltic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 office:value-type="string" calcext:value-type="string">
            <text:p>Ceratobasidum albasitensis</text:p>
          </table:table-cell>
          <table:table-cell office:value-type="string" calcext:value-type="string">
            <text:p>EU195338</text:p>
          </table:table-cell>
          <table:table-cell office:value-type="float" office:value="59.319583" calcext:value-type="float">
            <text:p>59.319583</text:p>
          </table:table-cell>
          <table:table-cell office:value-type="float" office:value="27.469556" calcext:value-type="float">
            <text:p>27.469556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Trichophaea</text:p>
          </table:table-cell>
          <table:table-cell office:value-type="string" calcext:value-type="string">
            <text:p>Trichophaea woolhopeia</text:p>
          </table:table-cell>
          <table:table-cell office:value-type="string" calcext:value-type="string">
            <text:p>EU195341</text:p>
          </table:table-cell>
          <table:table-cell office:value-type="float" office:value="58.668472" calcext:value-type="float">
            <text:p>58.668472</text:p>
          </table:table-cell>
          <table:table-cell office:value-type="float" office:value="23.249083" calcext:value-type="float">
            <text:p>23.249083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Pezizales</text:p>
          </table:table-cell>
          <table:table-cell office:value-type="string" calcext:value-type="string">
            <text:p>Pyronemataceae</text:p>
          </table:table-cell>
          <table:table-cell office:value-type="string" calcext:value-type="string">
            <text:p>Trichophaea</text:p>
          </table:table-cell>
          <table:table-cell office:value-type="string" calcext:value-type="string">
            <text:p>Chalara dualis</text:p>
          </table:table-cell>
          <table:table-cell office:value-type="string" calcext:value-type="string">
            <text:p>EU195343</text:p>
          </table:table-cell>
          <table:table-cell office:value-type="float" office:value="59.32725" calcext:value-type="float">
            <text:p>59.32725</text:p>
          </table:table-cell>
          <table:table-cell office:value-type="float" office:value="27.475861" calcext:value-type="float">
            <text:p>27.475861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ipactis</text:p>
          </table:table-cell>
          <table:table-cell office:value-type="string" calcext:value-type="string">
            <text:p>Epipactis atroruben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EU195346</text:p>
          </table:table-cell>
          <table:table-cell office:value-type="float" office:value="58.856972" calcext:value-type="float">
            <text:p>58.856972</text:p>
          </table:table-cell>
          <table:table-cell office:value-type="float" office:value="23.047" calcext:value-type="float">
            <text:p>23.047</text:p>
          </table:table-cell>
          <table:table-cell office:value-type="string" calcext:value-type="string">
            <text:p>ITS1F-ITS4,ITS1OF-ITS4OF, ML5-ML6</text:p>
          </table:table-cell>
          <table:table-cell office:value-type="string" calcext:value-type="string">
            <text:p>https://doi.org/10.3732/ajb.95.2.156</text:p>
          </table:table-cell>
          <table:table-cell office:value-type="string" calcext:value-type="string">
            <text:p>Mycorrhizal interactions of orchids colonizing Estonian mine tailings hills</text:p>
          </table:table-cell>
          <table:table-cell office:value-type="string" calcext:value-type="string">
            <text:p>Richard P. Shefferson,Tiiu Kull,Kadri Tal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0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0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0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0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43.9177" calcext:value-type="float">
            <text:p>43.9177</text:p>
          </table:table-cell>
          <table:table-cell office:value-type="float" office:value="3.50425" calcext:value-type="float">
            <text:p>3.5042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1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2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2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2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2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3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3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74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74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74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74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5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5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5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5</text:p>
          </table:table-cell>
          <table:table-cell office:value-type="float" office:value="54.24538" calcext:value-type="float">
            <text:p>54.24538</text:p>
          </table:table-cell>
          <table:table-cell office:value-type="float" office:value="-8.51075" calcext:value-type="float">
            <text:p>-8.5107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5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6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77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78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79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0</text:p>
          </table:table-cell>
          <table:table-cell office:value-type="float" office:value="52.20016" calcext:value-type="float">
            <text:p>52.20016</text:p>
          </table:table-cell>
          <table:table-cell office:value-type="float" office:value="-6.63079" calcext:value-type="float">
            <text:p>-6.6307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0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0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0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1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1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782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3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3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3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3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3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4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5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6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6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MK557787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MK557787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MK557787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88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88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88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52.20016" calcext:value-type="float">
            <text:p>52.20016</text:p>
          </table:table-cell>
          <table:table-cell office:value-type="float" office:value="-6.63079" calcext:value-type="float">
            <text:p>-6.6307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89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40.5927" calcext:value-type="float">
            <text:p>40.5927</text:p>
          </table:table-cell>
          <table:table-cell office:value-type="float" office:value="23.09452" calcext:value-type="float">
            <text:p>23.0945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0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91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92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92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3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3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3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3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94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94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794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95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795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796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796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7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798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798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799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MK557800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1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1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02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02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40.5927" calcext:value-type="float">
            <text:p>40.5927</text:p>
          </table:table-cell>
          <table:table-cell office:value-type="float" office:value="23.09452" calcext:value-type="float">
            <text:p>23.0945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MK557803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4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4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9.10386" calcext:value-type="float">
            <text:p>39.10386</text:p>
          </table:table-cell>
          <table:table-cell office:value-type="float" office:value="26.39202" calcext:value-type="float">
            <text:p>26.3920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5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6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07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8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08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09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09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09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0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1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2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2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2</text:p>
          </table:table-cell>
          <table:table-cell office:value-type="float" office:value="40.82687" calcext:value-type="float">
            <text:p>40.82687</text:p>
          </table:table-cell>
          <table:table-cell office:value-type="float" office:value="14.40054" calcext:value-type="float">
            <text:p>14.4005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3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14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10386" calcext:value-type="float">
            <text:p>39.10386</text:p>
          </table:table-cell>
          <table:table-cell office:value-type="float" office:value="26.39202" calcext:value-type="float">
            <text:p>26.3920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54.32158" calcext:value-type="float">
            <text:p>54.32158</text:p>
          </table:table-cell>
          <table:table-cell office:value-type="float" office:value="-8.57318" calcext:value-type="float">
            <text:p>-8.5731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54.24538" calcext:value-type="float">
            <text:p>54.24538</text:p>
          </table:table-cell>
          <table:table-cell office:value-type="float" office:value="-8.51075" calcext:value-type="float">
            <text:p>-8.5107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5</text:p>
          </table:table-cell>
          <table:table-cell office:value-type="float" office:value="40.82687" calcext:value-type="float">
            <text:p>40.82687</text:p>
          </table:table-cell>
          <table:table-cell office:value-type="float" office:value="14.40054" calcext:value-type="float">
            <text:p>14.4005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6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6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6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6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7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8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8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8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18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3.9177" calcext:value-type="float">
            <text:p>43.9177</text:p>
          </table:table-cell>
          <table:table-cell office:value-type="float" office:value="3.50425" calcext:value-type="float">
            <text:p>3.5042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19</text:p>
          </table:table-cell>
          <table:table-cell office:value-type="float" office:value="40.5927" calcext:value-type="float">
            <text:p>40.5927</text:p>
          </table:table-cell>
          <table:table-cell office:value-type="float" office:value="23.09452" calcext:value-type="float">
            <text:p>23.0945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3.9177" calcext:value-type="float">
            <text:p>43.9177</text:p>
          </table:table-cell>
          <table:table-cell office:value-type="float" office:value="3.50425" calcext:value-type="float">
            <text:p>3.5042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0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21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21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21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21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0.5927" calcext:value-type="float">
            <text:p>40.5927</text:p>
          </table:table-cell>
          <table:table-cell office:value-type="float" office:value="23.09452" calcext:value-type="float">
            <text:p>23.0945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2</text:p>
          </table:table-cell>
          <table:table-cell office:value-type="float" office:value="40.82687" calcext:value-type="float">
            <text:p>40.82687</text:p>
          </table:table-cell>
          <table:table-cell office:value-type="float" office:value="14.40054" calcext:value-type="float">
            <text:p>14.4005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3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54.24538" calcext:value-type="float">
            <text:p>54.24538</text:p>
          </table:table-cell>
          <table:table-cell office:value-type="float" office:value="-8.51075" calcext:value-type="float">
            <text:p>-8.5107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4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5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5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5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6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6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39.10837" calcext:value-type="float">
            <text:p>39.10837</text:p>
          </table:table-cell>
          <table:table-cell office:value-type="float" office:value="26.37353" calcext:value-type="float">
            <text:p>26.373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52.20016" calcext:value-type="float">
            <text:p>52.20016</text:p>
          </table:table-cell>
          <table:table-cell office:value-type="float" office:value="-6.63079" calcext:value-type="float">
            <text:p>-6.6307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54.24538" calcext:value-type="float">
            <text:p>54.24538</text:p>
          </table:table-cell>
          <table:table-cell office:value-type="float" office:value="-8.51075" calcext:value-type="float">
            <text:p>-8.5107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27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8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8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8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28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rendipitaceae</text:p>
          </table:table-cell>
          <table:table-cell table:number-columns-repeated="2"/>
          <table:table-cell office:value-type="string" calcext:value-type="string">
            <text:p>MK557829</text:p>
          </table:table-cell>
          <table:table-cell office:value-type="float" office:value="39.10386" calcext:value-type="float">
            <text:p>39.10386</text:p>
          </table:table-cell>
          <table:table-cell office:value-type="float" office:value="26.39202" calcext:value-type="float">
            <text:p>26.3920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30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31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9.10386" calcext:value-type="float">
            <text:p>39.10386</text:p>
          </table:table-cell>
          <table:table-cell office:value-type="float" office:value="26.39202" calcext:value-type="float">
            <text:p>26.3920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40.8225" calcext:value-type="float">
            <text:p>40.8225</text:p>
          </table:table-cell>
          <table:table-cell office:value-type="float" office:value="14.38295" calcext:value-type="float">
            <text:p>14.3829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2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0.6353" calcext:value-type="float">
            <text:p>40.6353</text:p>
          </table:table-cell>
          <table:table-cell office:value-type="float" office:value="22.97012" calcext:value-type="float">
            <text:p>22.9701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52.20016" calcext:value-type="float">
            <text:p>52.20016</text:p>
          </table:table-cell>
          <table:table-cell office:value-type="float" office:value="-6.63079" calcext:value-type="float">
            <text:p>-6.6307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52.21013" calcext:value-type="float">
            <text:p>52.21013</text:p>
          </table:table-cell>
          <table:table-cell office:value-type="float" office:value="-6.6253" calcext:value-type="float">
            <text:p>-6.6253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3.92146" calcext:value-type="float">
            <text:p>43.92146</text:p>
          </table:table-cell>
          <table:table-cell office:value-type="float" office:value="3.473415" calcext:value-type="float">
            <text:p>3.47341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3.94129" calcext:value-type="float">
            <text:p>43.94129</text:p>
          </table:table-cell>
          <table:table-cell office:value-type="float" office:value="3.525601" calcext:value-type="float">
            <text:p>3.52560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37.81393" calcext:value-type="float">
            <text:p>37.81393</text:p>
          </table:table-cell>
          <table:table-cell office:value-type="float" office:value="14.41387" calcext:value-type="float">
            <text:p>14.4138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54.26209" calcext:value-type="float">
            <text:p>54.26209</text:p>
          </table:table-cell>
          <table:table-cell office:value-type="float" office:value="-8.61475" calcext:value-type="float">
            <text:p>-8.6147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3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4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35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Russulales</text:p>
          </table:table-cell>
          <table:table-cell office:value-type="string" calcext:value-type="string">
            <text:p>Russulaceae</text:p>
          </table:table-cell>
          <table:table-cell table:number-columns-repeated="2"/>
          <table:table-cell office:value-type="string" calcext:value-type="string">
            <text:p>MK557836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37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38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38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MK557839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0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0</text:p>
          </table:table-cell>
          <table:table-cell office:value-type="float" office:value="43.93131" calcext:value-type="float">
            <text:p>43.93131</text:p>
          </table:table-cell>
          <table:table-cell office:value-type="float" office:value="3.510012" calcext:value-type="float">
            <text:p>3.51001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0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0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0</text:p>
          </table:table-cell>
          <table:table-cell office:value-type="float" office:value="39.00381" calcext:value-type="float">
            <text:p>39.00381</text:p>
          </table:table-cell>
          <table:table-cell office:value-type="float" office:value="26.32637" calcext:value-type="float">
            <text:p>26.3263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3.93497" calcext:value-type="float">
            <text:p>43.93497</text:p>
          </table:table-cell>
          <table:table-cell office:value-type="float" office:value="3.518619" calcext:value-type="float">
            <text:p>3.51861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3.94703" calcext:value-type="float">
            <text:p>43.94703</text:p>
          </table:table-cell>
          <table:table-cell office:value-type="float" office:value="3.528905" calcext:value-type="float">
            <text:p>3.52890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39.06083" calcext:value-type="float">
            <text:p>39.06083</text:p>
          </table:table-cell>
          <table:table-cell office:value-type="float" office:value="26.55076" calcext:value-type="float">
            <text:p>26.5507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54.26178" calcext:value-type="float">
            <text:p>54.26178</text:p>
          </table:table-cell>
          <table:table-cell office:value-type="float" office:value="-8.61585" calcext:value-type="float">
            <text:p>-8.61585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1.30194" calcext:value-type="float">
            <text:p>41.30194</text:p>
          </table:table-cell>
          <table:table-cell office:value-type="float" office:value="14.00648" calcext:value-type="float">
            <text:p>14.0064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8.79631" calcext:value-type="float">
            <text:p>48.79631</text:p>
          </table:table-cell>
          <table:table-cell office:value-type="float" office:value="-1.56969" calcext:value-type="float">
            <text:p>-1.5696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1.30991" calcext:value-type="float">
            <text:p>41.30991</text:p>
          </table:table-cell>
          <table:table-cell office:value-type="float" office:value="14.02031" calcext:value-type="float">
            <text:p>14.0203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0.50274" calcext:value-type="float">
            <text:p>40.50274</text:p>
          </table:table-cell>
          <table:table-cell office:value-type="float" office:value="14.1054" calcext:value-type="float">
            <text:p>14.105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0.82338" calcext:value-type="float">
            <text:p>40.82338</text:p>
          </table:table-cell>
          <table:table-cell office:value-type="float" office:value="14.39321" calcext:value-type="float">
            <text:p>14.3932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1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42</text:p>
          </table:table-cell>
          <table:table-cell office:value-type="float" office:value="40.47195" calcext:value-type="float">
            <text:p>40.47195</text:p>
          </table:table-cell>
          <table:table-cell office:value-type="float" office:value="23.18327" calcext:value-type="float">
            <text:p>23.18327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42</text:p>
          </table:table-cell>
          <table:table-cell office:value-type="float" office:value="37.78321" calcext:value-type="float">
            <text:p>37.78321</text:p>
          </table:table-cell>
          <table:table-cell office:value-type="float" office:value="14.57238" calcext:value-type="float">
            <text:p>14.5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42</text:p>
          </table:table-cell>
          <table:table-cell office:value-type="float" office:value="40.82347" calcext:value-type="float">
            <text:p>40.82347</text:p>
          </table:table-cell>
          <table:table-cell office:value-type="float" office:value="14.39286" calcext:value-type="float">
            <text:p>14.39286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42</text:p>
          </table:table-cell>
          <table:table-cell office:value-type="float" office:value="40.82348" calcext:value-type="float">
            <text:p>40.82348</text:p>
          </table:table-cell>
          <table:table-cell office:value-type="float" office:value="14.39381" calcext:value-type="float">
            <text:p>14.39381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Inocybaceae</text:p>
          </table:table-cell>
          <table:table-cell table:number-columns-repeated="2"/>
          <table:table-cell office:value-type="string" calcext:value-type="string">
            <text:p>MK557842</text:p>
          </table:table-cell>
          <table:table-cell office:value-type="float" office:value="40.82173" calcext:value-type="float">
            <text:p>40.82173</text:p>
          </table:table-cell>
          <table:table-cell office:value-type="float" office:value="14.39474" calcext:value-type="float">
            <text:p>14.39474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table:number-columns-repeated="2"/>
          <table:table-cell office:value-type="string" calcext:value-type="string">
            <text:p>MK557843</text:p>
          </table:table-cell>
          <table:table-cell office:value-type="float" office:value="40.8217" calcext:value-type="float">
            <text:p>40.8217</text:p>
          </table:table-cell>
          <table:table-cell office:value-type="float" office:value="14.39482" calcext:value-type="float">
            <text:p>14.3948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9.09555" calcext:value-type="float">
            <text:p>39.09555</text:p>
          </table:table-cell>
          <table:table-cell office:value-type="float" office:value="26.36539" calcext:value-type="float">
            <text:p>26.36539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9.10386" calcext:value-type="float">
            <text:p>39.10386</text:p>
          </table:table-cell>
          <table:table-cell office:value-type="float" office:value="26.39202" calcext:value-type="float">
            <text:p>26.39202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26.31498" calcext:value-type="float">
            <text:p>26.3149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7.89712" calcext:value-type="float">
            <text:p>37.89712</text:p>
          </table:table-cell>
          <table:table-cell office:value-type="float" office:value="14.37238" calcext:value-type="float">
            <text:p>14.372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9.02483" calcext:value-type="float">
            <text:p>39.02483</text:p>
          </table:table-cell>
          <table:table-cell office:value-type="float" office:value="26.32138" calcext:value-type="float">
            <text:p>26.3213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ranthes</text:p>
          </table:table-cell>
          <table:table-cell office:value-type="string" calcext:value-type="string">
            <text:p>Spiranthes spiral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table:number-columns-repeated="2"/>
          <table:table-cell office:value-type="string" calcext:value-type="string">
            <text:p>MK557844</text:p>
          </table:table-cell>
          <table:table-cell office:value-type="float" office:value="39.02045" calcext:value-type="float">
            <text:p>39.02045</text:p>
          </table:table-cell>
          <table:table-cell office:value-type="float" office:value="26.32708" calcext:value-type="float">
            <text:p>26.32708</text:p>
          </table:table-cell>
          <table:table-cell/>
          <table:table-cell office:value-type="string" calcext:value-type="string">
            <text:p>DOI: 10.1111/jbi.13548</text:p>
          </table:table-cell>
          <table:table-cell office:value-type="string" calcext:value-type="string">
            <text:p>Latitudinal variation in mycorrhizal diversity associated with a European orchid</text:p>
          </table:table-cell>
          <table:table-cell office:value-type="string" calcext:value-type="string">
            <text:p>Karl J. Duffy, Michael Waud, Bertrand Schatz, Theodora Petanidou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49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0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1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2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3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4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5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6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7</text:p>
          </table:table-cell>
          <table:table-cell office:value-type="float" office:value="50.767724" calcext:value-type="float">
            <text:p>50.767724</text:p>
          </table:table-cell>
          <table:table-cell office:value-type="float" office:value="5.635945" calcext:value-type="float">
            <text:p>5.635945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8</text:p>
          </table:table-cell>
          <table:table-cell office:value-type="float" office:value="50.767724" calcext:value-type="float">
            <text:p>50.767724</text:p>
          </table:table-cell>
          <table:table-cell office:value-type="float" office:value="5.635945" calcext:value-type="float">
            <text:p>5.635945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59</text:p>
          </table:table-cell>
          <table:table-cell office:value-type="float" office:value="50.767724" calcext:value-type="float">
            <text:p>50.767724</text:p>
          </table:table-cell>
          <table:table-cell office:value-type="float" office:value="5.635945" calcext:value-type="float">
            <text:p>5.635945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anthropophor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0</text:p>
          </table:table-cell>
          <table:table-cell office:value-type="float" office:value="50.767724" calcext:value-type="float">
            <text:p>50.767724</text:p>
          </table:table-cell>
          <table:table-cell office:value-type="float" office:value="5.635945" calcext:value-type="float">
            <text:p>5.635945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1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2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3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4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5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6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7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8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69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0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1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2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3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militaris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4</text:p>
          </table:table-cell>
          <table:table-cell office:value-type="float" office:value="50.828297" calcext:value-type="float">
            <text:p>50.828297</text:p>
          </table:table-cell>
          <table:table-cell office:value-type="float" office:value="5.87636" calcext:value-type="float">
            <text:p>5.87636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5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6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7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8</text:p>
          </table:table-cell>
          <table:table-cell office:value-type="float" office:value="50.794671" calcext:value-type="float">
            <text:p>50.794671</text:p>
          </table:table-cell>
          <table:table-cell office:value-type="float" office:value="5.665723" calcext:value-type="float">
            <text:p>5.665723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79</text:p>
          </table:table-cell>
          <table:table-cell office:value-type="float" office:value="50.73955" calcext:value-type="float">
            <text:p>50.73955</text:p>
          </table:table-cell>
          <table:table-cell office:value-type="float" office:value="5.823108" calcext:value-type="float">
            <text:p>5.823108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80</text:p>
          </table:table-cell>
          <table:table-cell office:value-type="float" office:value="50.73955" calcext:value-type="float">
            <text:p>50.73955</text:p>
          </table:table-cell>
          <table:table-cell office:value-type="float" office:value="5.823108" calcext:value-type="float">
            <text:p>5.823108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chis</text:p>
          </table:table-cell>
          <table:table-cell office:value-type="string" calcext:value-type="string">
            <text:p>Orchis purpure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GQ907281</text:p>
          </table:table-cell>
          <table:table-cell office:value-type="float" office:value="50.73955" calcext:value-type="float">
            <text:p>50.73955</text:p>
          </table:table-cell>
          <table:table-cell office:value-type="float" office:value="5.823108" calcext:value-type="float">
            <text:p>5.823108</text:p>
          </table:table-cell>
          <table:table-cell/>
          <table:table-cell office:value-type="string" calcext:value-type="string">
            <text:p>doi:10.1016/j.mimet.2009.11.004</text:p>
          </table:table-cell>
          <table:table-cell office:value-type="string" calcext:value-type="string">
            <text:p>From extensive clone libraries to comprehensive DNA arrays for the efficient and simultaneous detection and identification of orchid mycorrhizal fungi</text:p>
          </table:table-cell>
          <table:table-cell office:value-type="string" calcext:value-type="string">
            <text:p>Bart Lievens, Stefan van Kerckhove, Annelies Justé, Bruno P.A. Cammue, Olivier Honnay, Hans Jacquem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Mytilinidiales</text:p>
          </table:table-cell>
          <table:table-cell office:value-type="string" calcext:value-type="string">
            <text:p>Gloniaceae</text:p>
          </table:table-cell>
          <table:table-cell office:value-type="string" calcext:value-type="string">
            <text:p>Cenococcum</text:p>
          </table:table-cell>
          <table:table-cell office:value-type="string" calcext:value-type="string">
            <text:p>Cenococcum geophilum</text:p>
          </table:table-cell>
          <table:table-cell office:value-type="string" calcext:value-type="string">
            <text:p>KT122776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Tremellales</text:p>
          </table:table-cell>
          <table:table-cell office:value-type="string" calcext:value-type="string">
            <text:p>Tremellaceae</text:p>
          </table:table-cell>
          <table:table-cell office:value-type="string" calcext:value-type="string">
            <text:p>Cryptococcus</text:p>
          </table:table-cell>
          <table:table-cell/>
          <table:table-cell office:value-type="string" calcext:value-type="string">
            <text:p>KT122777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T122778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table:number-columns-repeated="2"/>
          <table:table-cell office:value-type="string" calcext:value-type="string">
            <text:p>KT122779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Ceratobasidium</text:p>
          </table:table-cell>
          <table:table-cell/>
          <table:table-cell office:value-type="string" calcext:value-type="string">
            <text:p>KT122780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T122781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T122782</text:p>
          </table:table-cell>
          <table:table-cell office:value-type="float" office:value="42.933709" calcext:value-type="float">
            <text:p>42.933709</text:p>
          </table:table-cell>
          <table:table-cell office:value-type="float" office:value="11.866624" calcext:value-type="float">
            <text:p>11.866624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/>
          <table:table-cell office:value-type="string" calcext:value-type="string">
            <text:p>KT122786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table:number-columns-repeated="2"/>
          <table:table-cell office:value-type="string" calcext:value-type="string">
            <text:p>KT122787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Helotiales</text:p>
          </table:table-cell>
          <table:table-cell/>
          <table:table-cell office:value-type="string" calcext:value-type="string">
            <text:p>Tetracladium</text:p>
          </table:table-cell>
          <table:table-cell/>
          <table:table-cell office:value-type="string" calcext:value-type="string">
            <text:p>KT122788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damasonium </text:p>
          </table:table-cell>
          <table:table-cell office:value-type="string" calcext:value-type="string">
            <text:p>Agaricales</text:p>
          </table:table-cell>
          <table:table-cell office:value-type="string" calcext:value-type="string">
            <text:p>Hymenogastraceae</text:p>
          </table:table-cell>
          <table:table-cell table:number-columns-repeated="2"/>
          <table:table-cell office:value-type="string" calcext:value-type="string">
            <text:p>KT122789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/>
          <table:table-cell office:value-type="string" calcext:value-type="string">
            <text:p>KT122767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Nectria</text:p>
          </table:table-cell>
          <table:table-cell office:value-type="string" calcext:value-type="string">
            <text:p>Nectria radicicola</text:p>
          </table:table-cell>
          <table:table-cell office:value-type="string" calcext:value-type="string">
            <text:p>KT122768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Helotiales</text:p>
          </table:table-cell>
          <table:table-cell/>
          <table:table-cell office:value-type="string" calcext:value-type="string">
            <text:p>Tetracladium</text:p>
          </table:table-cell>
          <table:table-cell/>
          <table:table-cell office:value-type="string" calcext:value-type="string">
            <text:p>KT122769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Thelephorales</text:p>
          </table:table-cell>
          <table:table-cell office:value-type="string" calcext:value-type="string">
            <text:p>Thelephoraceae</text:p>
          </table:table-cell>
          <table:table-cell office:value-type="string" calcext:value-type="string">
            <text:p>Tomentella</text:p>
          </table:table-cell>
          <table:table-cell office:value-type="string" calcext:value-type="string">
            <text:p>Tomentella bryophila</text:p>
          </table:table-cell>
          <table:table-cell office:value-type="string" calcext:value-type="string">
            <text:p>KT122770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Polyporales</text:p>
          </table:table-cell>
          <table:table-cell office:value-type="string" calcext:value-type="string">
            <text:p>Meruliaceae</text:p>
          </table:table-cell>
          <table:table-cell office:value-type="string" calcext:value-type="string">
            <text:p>Bjerkandera</text:p>
          </table:table-cell>
          <table:table-cell office:value-type="string" calcext:value-type="string">
            <text:p>Bjerkandera adusta</text:p>
          </table:table-cell>
          <table:table-cell office:value-type="string" calcext:value-type="string">
            <text:p>KT122771</text:p>
          </table:table-cell>
          <table:table-cell office:value-type="float" office:value="43.508153" calcext:value-type="float">
            <text:p>43.508153</text:p>
          </table:table-cell>
          <table:table-cell office:value-type="float" office:value="10.357236" calcext:value-type="float">
            <text:p>10.357236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Polyporales</text:p>
          </table:table-cell>
          <table:table-cell office:value-type="string" calcext:value-type="string">
            <text:p>Meruliaceae</text:p>
          </table:table-cell>
          <table:table-cell office:value-type="string" calcext:value-type="string">
            <text:p>Phlebia</text:p>
          </table:table-cell>
          <table:table-cell office:value-type="string" calcext:value-type="string">
            <text:p>Phlebia acerina</text:p>
          </table:table-cell>
          <table:table-cell office:value-type="string" calcext:value-type="string">
            <text:p>KT122772</text:p>
          </table:table-cell>
          <table:table-cell office:value-type="float" office:value="43.173696" calcext:value-type="float">
            <text:p>43.173696</text:p>
          </table:table-cell>
          <table:table-cell office:value-type="float" office:value="10.952269" calcext:value-type="float">
            <text:p>10.952269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Capnodiales</text:p>
          </table:table-cell>
          <table:table-cell office:value-type="string" calcext:value-type="string">
            <text:p>Davidiellaceae</text:p>
          </table:table-cell>
          <table:table-cell office:value-type="string" calcext:value-type="string">
            <text:p>Davidiella</text:p>
          </table:table-cell>
          <table:table-cell office:value-type="string" calcext:value-type="string">
            <text:p>Davidiella macrospora</text:p>
          </table:table-cell>
          <table:table-cell office:value-type="string" calcext:value-type="string">
            <text:p>KT122773</text:p>
          </table:table-cell>
          <table:table-cell office:value-type="float" office:value="43.173696" calcext:value-type="float">
            <text:p>43.173696</text:p>
          </table:table-cell>
          <table:table-cell office:value-type="float" office:value="10.952269" calcext:value-type="float">
            <text:p>10.952269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KT122774</text:p>
          </table:table-cell>
          <table:table-cell office:value-type="float" office:value="43.173696" calcext:value-type="float">
            <text:p>43.173696</text:p>
          </table:table-cell>
          <table:table-cell office:value-type="float" office:value="10.952269" calcext:value-type="float">
            <text:p>10.952269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phalanthera</text:p>
          </table:table-cell>
          <table:table-cell office:value-type="string" calcext:value-type="string">
            <text:p>Cephalanthera longifolia</text:p>
          </table:table-cell>
          <table:table-cell office:value-type="string" calcext:value-type="string">
            <text:p>Sebacinales</text:p>
          </table:table-cell>
          <table:table-cell office:value-type="string" calcext:value-type="string">
            <text:p>Sebacinaceae</text:p>
          </table:table-cell>
          <table:table-cell table:number-columns-repeated="2"/>
          <table:table-cell office:value-type="string" calcext:value-type="string">
            <text:p>KT122775</text:p>
          </table:table-cell>
          <table:table-cell office:value-type="float" office:value="43.173696" calcext:value-type="float">
            <text:p>43.173696</text:p>
          </table:table-cell>
          <table:table-cell office:value-type="float" office:value="10.952269" calcext:value-type="float">
            <text:p>10.952269</text:p>
          </table:table-cell>
          <table:table-cell/>
          <table:table-cell office:value-type="string" calcext:value-type="string">
            <text:p><text:s/>https://doi.org/10.1111/jse.12238</text:p>
          </table:table-cell>
          <table:table-cell office:value-type="string" calcext:value-type="string">
            <text:p>Fungal diversity and specificity in Cephalanthera damasonium and C. longifolia (Orchidaceae) mycorrhizas </text:p>
          </table:table-cell>
          <table:table-cell office:value-type="string" calcext:value-type="string">
            <text:p>Lorenzo Pecoraro, Laiqiang Huang, Tancredi Caruso, Silvia Perotto, Mariangela Girlanda, Lei Cai, Zhong‐Jian Liu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34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/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haetothyriales</text:p>
          </table:table-cell>
          <table:table-cell office:value-type="string" calcext:value-type="string">
            <text:p>Herpotrichiellaceae</text:p>
          </table:table-cell>
          <table:table-cell office:value-type="string" calcext:value-type="string">
            <text:p>Exophiala</text:p>
          </table:table-cell>
          <table:table-cell office:value-type="string" calcext:value-type="string">
            <text:p>Exophiala pisciphila</text:p>
          </table:table-cell>
          <table:table-cell office:value-type="string" calcext:value-type="string">
            <text:p>JQ685235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/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36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/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JQ685237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/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/>
          <table:table-cell office:value-type="string" calcext:value-type="string">
            <text:p>JQ685238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/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Gibberella</text:p>
          </table:table-cell>
          <table:table-cell/>
          <table:table-cell office:value-type="string" calcext:value-type="string">
            <text:p>JQ685239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/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Gibberella</text:p>
          </table:table-cell>
          <table:table-cell office:value-type="string" calcext:value-type="string">
            <text:p>Gibberella moniliformis</text:p>
          </table:table-cell>
          <table:table-cell office:value-type="string" calcext:value-type="string">
            <text:p>JQ685240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/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Hypocreales</text:p>
          </table:table-cell>
          <table:table-cell office:value-type="string" calcext:value-type="string">
            <text:p>Nectriaceae</text:p>
          </table:table-cell>
          <table:table-cell office:value-type="string" calcext:value-type="string">
            <text:p>Fusarium</text:p>
          </table:table-cell>
          <table:table-cell office:value-type="string" calcext:value-type="string">
            <text:p>Fusarium lateritium</text:p>
          </table:table-cell>
          <table:table-cell office:value-type="string" calcext:value-type="string">
            <text:p>JQ685241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/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43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/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45</text:p>
          </table:table-cell>
          <table:table-cell office:value-type="float" office:value="43.15351" calcext:value-type="float">
            <text:p>43.15351</text:p>
          </table:table-cell>
          <table:table-cell office:value-type="float" office:value="10.96098" calcext:value-type="float">
            <text:p>10.96098</text:p>
          </table:table-cell>
          <table:table-cell/>
          <table:table-cell office:value-type="string" calcext:value-type="string">
            <text:p>http://dx.doi.org/10.5091/plecevo.2013.782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48</text:p>
          </table:table-cell>
          <table:table-cell office:value-type="float" office:value="42.92597" calcext:value-type="float">
            <text:p>42.92597</text:p>
          </table:table-cell>
          <table:table-cell office:value-type="float" office:value="11.87873" calcext:value-type="float">
            <text:p>11.87873</text:p>
          </table:table-cell>
          <table:table-cell/>
          <table:table-cell office:value-type="string" calcext:value-type="string">
            <text:p>http://dx.doi.org/10.5091/plecevo.2013.783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imantoglossum</text:p>
          </table:table-cell>
          <table:table-cell office:value-type="string" calcext:value-type="string">
            <text:p>Himantoglossum adriaticum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Tulasnellaceae</text:p>
          </table:table-cell>
          <table:table-cell table:number-columns-repeated="2"/>
          <table:table-cell office:value-type="string" calcext:value-type="string">
            <text:p>JQ685249</text:p>
          </table:table-cell>
          <table:table-cell office:value-type="float" office:value="42.92597" calcext:value-type="float">
            <text:p>42.92597</text:p>
          </table:table-cell>
          <table:table-cell office:value-type="float" office:value="11.87873" calcext:value-type="float">
            <text:p>11.87873</text:p>
          </table:table-cell>
          <table:table-cell/>
          <table:table-cell office:value-type="string" calcext:value-type="string">
            <text:p>http://dx.doi.org/10.5091/plecevo.2013.784</text:p>
          </table:table-cell>
          <table:table-cell office:value-type="string" calcext:value-type="string">
            <text:p>Fungi from the roots of the terrestrial photosynthetic orchid Himantoglossum adriaticum</text:p>
          </table:table-cell>
          <table:table-cell office:value-type="string" calcext:value-type="string">
            <text:p>Lorenzo Pecoraro, Mariangela Girlanda,Tiiu Kull, Claudia Perini, Silvia Perot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ctylorhiza</text:p>
          </table:table-cell>
          <table:table-cell office:value-type="string" calcext:value-type="string">
            <text:p>Dactylorhiza sambucina</text:p>
          </table:table-cell>
          <table:table-cell office:value-type="string" calcext:value-type="string">
            <text:p>Cantharellales</text:p>
          </table:table-cell>
          <table:table-cell office:value-type="string" calcext:value-type="string">
            <text:p>Ceratobasidiaceae</text:p>
          </table:table-cell>
          <table:table-cell office:value-type="string" calcext:value-type="string">
            <text:p>Rhizoctonia</text:p>
          </table:table-cell>
          <table:table-cell office:value-type="string" calcext:value-type="string">
            <text:p>Rhizoctonia alpina <text:s/></text:p>
          </table:table-cell>
          <table:table-cell office:value-type="string" calcext:value-type="string">
            <text:p>EF100192</text:p>
          </table:table-cell>
          <table:table-cell office:value-type="float" office:value="39.317009" calcext:value-type="float">
            <text:p>39.317009</text:p>
          </table:table-cell>
          <table:table-cell office:value-type="float" office:value="16.391507" calcext:value-type="float">
            <text:p>16.391507</text:p>
          </table:table-cell>
          <table:table-cell/>
          <table:table-cell office:value-type="string" calcext:value-type="string">
            <text:p>DOI: 10.2478/s11756-009-0175-7</text:p>
          </table:table-cell>
          <table:table-cell office:value-type="string" calcext:value-type="string">
            <text:p>Molecular identification of mycorrhizal fungi in Dactylorhiza sambucina (Orchidaceae)</text:p>
          </table:table-cell>
          <table:table-cell office:value-type="string" calcext:value-type="string">
            <text:p>Giuseppe Pellegrino, Francesca Bellusc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ctylorhiza</text:p>
          </table:table-cell>
          <table:table-cell office:value-type="string" calcext:value-type="string">
            <text:p>Dactylorhiza sambucina</text:p>
          </table:table-cell>
          <table:table-cell office:value-type="string" calcext:value-type="string">
            <text:p>saccharomyceta</text:p>
          </table:table-cell>
          <table:table-cell office:value-type="string" calcext:value-type="string">
            <text:p>Hyaloscyphaceae</text:p>
          </table:table-cell>
          <table:table-cell office:value-type="string" calcext:value-type="string">
            <text:p>Gyoerffyella</text:p>
          </table:table-cell>
          <table:table-cell/>
          <table:table-cell office:value-type="string" calcext:value-type="string">
            <text:p>EF100193</text:p>
          </table:table-cell>
          <table:table-cell office:value-type="float" office:value="39.317009" calcext:value-type="float">
            <text:p>39.317009</text:p>
          </table:table-cell>
          <table:table-cell office:value-type="float" office:value="16.391507" calcext:value-type="float">
            <text:p>16.391507</text:p>
          </table:table-cell>
          <table:table-cell/>
          <table:table-cell office:value-type="string" calcext:value-type="string">
            <text:p>DOI: 10.2478/s11756-009-0175-7</text:p>
          </table:table-cell>
          <table:table-cell office:value-type="string" calcext:value-type="string">
            <text:p>Molecular identification of mycorrhizal fungi in Dactylorhiza sambucina (Orchidaceae)</text:p>
          </table:table-cell>
          <table:table-cell office:value-type="string" calcext:value-type="string">
            <text:p>Giuseppe Pellegrino, Francesca Bellusc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ctylorhiza</text:p>
          </table:table-cell>
          <table:table-cell office:value-type="string" calcext:value-type="string">
            <text:p>Dactylorhiza sambucina</text:p>
          </table:table-cell>
          <table:table-cell office:value-type="string" calcext:value-type="string">
            <text:p>saccharomyceta</text:p>
          </table:table-cell>
          <table:table-cell office:value-type="string" calcext:value-type="string">
            <text:p>Hyaloscyphaceae</text:p>
          </table:table-cell>
          <table:table-cell office:value-type="string" calcext:value-type="string">
            <text:p>Gyoerffyella</text:p>
          </table:table-cell>
          <table:table-cell/>
          <table:table-cell office:value-type="string" calcext:value-type="string">
            <text:p>EF100194</text:p>
          </table:table-cell>
          <table:table-cell office:value-type="float" office:value="39.317009" calcext:value-type="float">
            <text:p>39.317009</text:p>
          </table:table-cell>
          <table:table-cell office:value-type="float" office:value="16.391507" calcext:value-type="float">
            <text:p>16.391507</text:p>
          </table:table-cell>
          <table:table-cell/>
          <table:table-cell office:value-type="string" calcext:value-type="string">
            <text:p>DOI: 10.2478/s11756-009-0175-7</text:p>
          </table:table-cell>
          <table:table-cell office:value-type="string" calcext:value-type="string">
            <text:p>Molecular identification of mycorrhizal fungi in Dactylorhiza sambucina (Orchidaceae)</text:p>
          </table:table-cell>
          <table:table-cell office:value-type="string" calcext:value-type="string">
            <text:p>Giuseppe Pellegrino, Francesca Bellusci</text:p>
          </table:table-cell>
          <table:table-cell table:number-columns-repeated="1009"/>
        </table:table-row>
      </table:table>
      <table:named-expressions/>
      <table:database-ranges>
        <table:database-range table:name="Titoli" table:target-range-address="Sheet1.A1:Sheet1.AMJ1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09:31:38.696808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8:24:20.341627611</meta:creation-date>
    <dc:date>2020-11-19T09:46:01.764332576</dc:date>
    <meta:editing-duration>PT20H22M4S</meta:editing-duration>
    <meta:editing-cycles>52</meta:editing-cycles>
    <meta:generator>LibreOffice/6.1.5.2$Linux_X86_64 LibreOffice_project/10$Build-2</meta:generator>
    <meta:document-statistic meta:table-count="1" meta:cell-count="9354" meta:object-count="0"/>
  </office:meta>
</office:document-meta>
</file>